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eurs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uiss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CTEUR</text:p>
          </table:table-cell>
          <table:table-cell table:style-name="ce1" office:value-type="string" calcext:value-type="string">
            <text:p>VIBRATI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" calcext:value-type="float">
            <text:p>0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66615" calcext:value-type="float">
            <text:p>0,966615</text:p>
          </table:table-cell>
          <table:table-cell office:value-type="float" office:value="0.015352" calcext:value-type="float">
            <text:p>0,0153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2105" calcext:value-type="float">
            <text:p>0,952105</text:p>
          </table:table-cell>
          <table:table-cell office:value-type="float" office:value="0.009642" calcext:value-type="float">
            <text:p>0,0096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23231" calcext:value-type="float">
            <text:p>0,923231</text:p>
          </table:table-cell>
          <table:table-cell office:value-type="float" office:value="0.013083" calcext:value-type="float">
            <text:p>0,0130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" calcext:value-type="float">
            <text:p>0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1257" calcext:value-type="float">
            <text:p>0,981257</text:p>
          </table:table-cell>
          <table:table-cell office:value-type="float" office:value="0.013428" calcext:value-type="float">
            <text:p>0,0134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" calcext:value-type="float">
            <text:p>0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7727" calcext:value-type="float">
            <text:p>0,937727</text:p>
          </table:table-cell>
          <table:table-cell office:value-type="float" office:value="0.018759" calcext:value-type="float">
            <text:p>0,0187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" calcext:value-type="float">
            <text:p>0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2372" calcext:value-type="float">
            <text:p>0,952372</text:p>
          </table:table-cell>
          <table:table-cell office:value-type="float" office:value="0.018609" calcext:value-type="float">
            <text:p>0,018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" calcext:value-type="float">
            <text:p>0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197" calcext:value-type="float">
            <text:p>0,95197</text:p>
          </table:table-cell>
          <table:table-cell office:value-type="float" office:value="0.012136" calcext:value-type="float">
            <text:p>0,012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" calcext:value-type="float">
            <text:p>0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0.996897" calcext:value-type="float">
            <text:p>0,996897</text:p>
          </table:table-cell>
          <table:table-cell office:value-type="float" office:value="0.019122" calcext:value-type="float">
            <text:p>0,019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10244" calcext:value-type="float">
            <text:p>0,910244</text:p>
          </table:table-cell>
          <table:table-cell office:value-type="float" office:value="0.028347" calcext:value-type="float">
            <text:p>0,0283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8557" calcext:value-type="float">
            <text:p>0,938557</text:p>
          </table:table-cell>
          <table:table-cell office:value-type="float" office:value="0.027182" calcext:value-type="float">
            <text:p>0,0271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32057" calcext:value-type="float">
            <text:p>-0,032057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2158" calcext:value-type="float">
            <text:p>0,982158</text:p>
          </table:table-cell>
          <table:table-cell office:value-type="float" office:value="0.01935" calcext:value-type="float">
            <text:p>0,019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3152" calcext:value-type="float">
            <text:p>0,953152</text:p>
          </table:table-cell>
          <table:table-cell office:value-type="float" office:value="0.020757" calcext:value-type="float">
            <text:p>0,020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142166" calcext:value-type="float">
            <text:p>-0,142166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48051" calcext:value-type="float">
            <text:p>0,948051</text:p>
          </table:table-cell>
          <table:table-cell office:value-type="float" office:value="0.024258" calcext:value-type="float">
            <text:p>0,0242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975" calcext:value-type="float">
            <text:p>0,031975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0861" calcext:value-type="float">
            <text:p>0,90861</text:p>
          </table:table-cell>
          <table:table-cell office:value-type="float" office:value="0.021055" calcext:value-type="float">
            <text:p>0,021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2106" calcext:value-type="float">
            <text:p>0,952106</text:p>
          </table:table-cell>
          <table:table-cell office:value-type="float" office:value="0.042842" calcext:value-type="float">
            <text:p>0,0428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1.025057" calcext:value-type="float">
            <text:p>1,025057</text:p>
          </table:table-cell>
          <table:table-cell office:value-type="float" office:value="1.027127" calcext:value-type="float">
            <text:p>1,027127</text:p>
          </table:table-cell>
          <table:table-cell office:value-type="float" office:value="0.032513" calcext:value-type="float">
            <text:p>0,0325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078981" calcext:value-type="float">
            <text:p>-0,078981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70896" calcext:value-type="float">
            <text:p>0,970896</text:p>
          </table:table-cell>
          <table:table-cell office:value-type="float" office:value="0.029462" calcext:value-type="float">
            <text:p>0,0294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11557" calcext:value-type="float">
            <text:p>0,911557</text:p>
          </table:table-cell>
          <table:table-cell office:value-type="float" office:value="0.026986" calcext:value-type="float">
            <text:p>0,02698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" calcext:value-type="float">
            <text:p>0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7727" calcext:value-type="float">
            <text:p>0,937727</text:p>
          </table:table-cell>
          <table:table-cell office:value-type="float" office:value="0.040067" calcext:value-type="float">
            <text:p>0,04006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24" calcext:value-type="float">
            <text:p>0,9824</text:p>
          </table:table-cell>
          <table:table-cell office:value-type="float" office:value="0.04348" calcext:value-type="float">
            <text:p>0,043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2497" calcext:value-type="float">
            <text:p>0,952497</text:p>
          </table:table-cell>
          <table:table-cell office:value-type="float" office:value="0.027394" calcext:value-type="float">
            <text:p>0,02739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078981" calcext:value-type="float">
            <text:p>-0,078981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13622" calcext:value-type="float">
            <text:p>1,013622</text:p>
          </table:table-cell>
          <table:table-cell office:value-type="float" office:value="0.030259" calcext:value-type="float">
            <text:p>0,03025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.047786" calcext:value-type="float">
            <text:p>0,047786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23927" calcext:value-type="float">
            <text:p>0,923927</text:p>
          </table:table-cell>
          <table:table-cell office:value-type="float" office:value="0.031933" calcext:value-type="float">
            <text:p>0,03193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1.083632" calcext:value-type="float">
            <text:p>1,083632</text:p>
          </table:table-cell>
          <table:table-cell office:value-type="float" office:value="1.088328" calcext:value-type="float">
            <text:p>1,088328</text:p>
          </table:table-cell>
          <table:table-cell office:value-type="float" office:value="0.034556" calcext:value-type="float">
            <text:p>0,03455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7467" calcext:value-type="float">
            <text:p>0,937467</text:p>
          </table:table-cell>
          <table:table-cell office:value-type="float" office:value="0.040441" calcext:value-type="float">
            <text:p>0,04044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" calcext:value-type="float">
            <text:p>0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66615" calcext:value-type="float">
            <text:p>0,966615</text:p>
          </table:table-cell>
          <table:table-cell office:value-type="float" office:value="0.03755" calcext:value-type="float">
            <text:p>0,037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144259" calcext:value-type="float">
            <text:p>-0,144259</text:p>
          </table:table-cell>
          <table:table-cell office:value-type="float" office:value="0" calcext:value-type="float">
            <text:p>0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1.006165" calcext:value-type="float">
            <text:p>1,006165</text:p>
          </table:table-cell>
          <table:table-cell office:value-type="float" office:value="0.034555" calcext:value-type="float">
            <text:p>0,0345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64115" calcext:value-type="float">
            <text:p>-0,064115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0.99983" calcext:value-type="float">
            <text:p>0,99983</text:p>
          </table:table-cell>
          <table:table-cell office:value-type="float" office:value="0.029938" calcext:value-type="float">
            <text:p>0,02993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8026" calcext:value-type="float">
            <text:p>0,988026</text:p>
          </table:table-cell>
          <table:table-cell office:value-type="float" office:value="0.027129" calcext:value-type="float">
            <text:p>0,02712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" calcext:value-type="float">
            <text:p>0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8422" calcext:value-type="float">
            <text:p>0,938422</text:p>
          </table:table-cell>
          <table:table-cell office:value-type="float" office:value="0.034512" calcext:value-type="float">
            <text:p>0,0345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0.805402" calcext:value-type="float">
            <text:p>0,805402</text:p>
          </table:table-cell>
          <table:table-cell office:value-type="float" office:value="0.809307" calcext:value-type="float">
            <text:p>0,809307</text:p>
          </table:table-cell>
          <table:table-cell office:value-type="float" office:value="0.037578" calcext:value-type="float">
            <text:p>0,03757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7136" calcext:value-type="float">
            <text:p>0,97136</text:p>
          </table:table-cell>
          <table:table-cell office:value-type="float" office:value="0.035223" calcext:value-type="float">
            <text:p>0,0352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0.99805" calcext:value-type="float">
            <text:p>0,99805</text:p>
          </table:table-cell>
          <table:table-cell office:value-type="float" office:value="0.035082" calcext:value-type="float">
            <text:p>0,03508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2324" calcext:value-type="float">
            <text:p>0,92324</text:p>
          </table:table-cell>
          <table:table-cell office:value-type="float" office:value="0.028006" calcext:value-type="float">
            <text:p>0,02800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0932" calcext:value-type="float">
            <text:p>0,90932</text:p>
          </table:table-cell>
          <table:table-cell office:value-type="float" office:value="0.036195" calcext:value-type="float">
            <text:p>0,03619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64115" calcext:value-type="float">
            <text:p>-0,064115</text:p>
          </table:table-cell>
          <table:table-cell office:value-type="float" office:value="0" calcext:value-type="float">
            <text:p>0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10169" calcext:value-type="float">
            <text:p>0,910169</text:p>
          </table:table-cell>
          <table:table-cell office:value-type="float" office:value="0.031922" calcext:value-type="float">
            <text:p>0,0319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67801" calcext:value-type="float">
            <text:p>0,967801</text:p>
          </table:table-cell>
          <table:table-cell office:value-type="float" office:value="0.030302" calcext:value-type="float">
            <text:p>0,03030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094777" calcext:value-type="float">
            <text:p>-0,094777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14975" calcext:value-type="float">
            <text:p>1,014975</text:p>
          </table:table-cell>
          <table:table-cell office:value-type="float" office:value="0.052116" calcext:value-type="float">
            <text:p>0,0521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64115" calcext:value-type="float">
            <text:p>-0,064115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3348" calcext:value-type="float">
            <text:p>0,983348</text:p>
          </table:table-cell>
          <table:table-cell office:value-type="float" office:value="0.03049" calcext:value-type="float">
            <text:p>0,0304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31975" calcext:value-type="float">
            <text:p>0,031975</text:p>
          </table:table-cell>
          <table:table-cell office:value-type="float" office:value="-0.078981" calcext:value-type="float">
            <text:p>-0,078981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02376" calcext:value-type="float">
            <text:p>0,0237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318" calcext:value-type="float">
            <text:p>0,95318</text:p>
          </table:table-cell>
          <table:table-cell office:value-type="float" office:value="0.032637" calcext:value-type="float">
            <text:p>0,03263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" calcext:value-type="float">
            <text:p>0</text:p>
          </table:table-cell>
          <table:table-cell office:value-type="float" office:value="-0.094777" calcext:value-type="float">
            <text:p>-0,094777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5693" calcext:value-type="float">
            <text:p>0,985693</text:p>
          </table:table-cell>
          <table:table-cell office:value-type="float" office:value="0.030156" calcext:value-type="float">
            <text:p>0,03015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28063" calcext:value-type="float">
            <text:p>0,928063</text:p>
          </table:table-cell>
          <table:table-cell office:value-type="float" office:value="0.028978" calcext:value-type="float">
            <text:p>0,02897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09732" calcext:value-type="float">
            <text:p>0,909732</text:p>
          </table:table-cell>
          <table:table-cell office:value-type="float" office:value="0.025082" calcext:value-type="float">
            <text:p>0,02508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13523" calcext:value-type="float">
            <text:p>1,013523</text:p>
          </table:table-cell>
          <table:table-cell office:value-type="float" office:value="0.026068" calcext:value-type="float">
            <text:p>0,02606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" calcext:value-type="float">
            <text:p>0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7727" calcext:value-type="float">
            <text:p>0,937727</text:p>
          </table:table-cell>
          <table:table-cell office:value-type="float" office:value="0.036553" calcext:value-type="float">
            <text:p>0,03655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31975" calcext:value-type="float">
            <text:p>0,031975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893264" calcext:value-type="float">
            <text:p>0,893264</text:p>
          </table:table-cell>
          <table:table-cell office:value-type="float" office:value="0.894394" calcext:value-type="float">
            <text:p>0,894394</text:p>
          </table:table-cell>
          <table:table-cell office:value-type="float" office:value="0.042019" calcext:value-type="float">
            <text:p>0,04201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09317" calcext:value-type="float">
            <text:p>0,909317</text:p>
          </table:table-cell>
          <table:table-cell office:value-type="float" office:value="0.038391" calcext:value-type="float">
            <text:p>0,03839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" calcext:value-type="float">
            <text:p>0</text:p>
          </table:table-cell>
          <table:table-cell office:value-type="float" office:value="0.095572" calcext:value-type="float">
            <text:p>0,095572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1.000346" calcext:value-type="float">
            <text:p>1,000346</text:p>
          </table:table-cell>
          <table:table-cell office:value-type="float" office:value="0.048831" calcext:value-type="float">
            <text:p>0,04883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127901" calcext:value-type="float">
            <text:p>0,127901</text:p>
          </table:table-cell>
          <table:table-cell office:value-type="float" office:value="0.079644" calcext:value-type="float">
            <text:p>0,079644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1.007104" calcext:value-type="float">
            <text:p>1,007104</text:p>
          </table:table-cell>
          <table:table-cell office:value-type="float" office:value="0.048642" calcext:value-type="float">
            <text:p>0,04864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5646" calcext:value-type="float">
            <text:p>-0,25646</text:p>
          </table:table-cell>
          <table:table-cell office:value-type="float" office:value="0.079644" calcext:value-type="float">
            <text:p>0,079644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60841" calcext:value-type="float">
            <text:p>0,960841</text:p>
          </table:table-cell>
          <table:table-cell office:value-type="float" office:value="0.059467" calcext:value-type="float">
            <text:p>0,0594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96172" calcext:value-type="float">
            <text:p>-0,096172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1.083632" calcext:value-type="float">
            <text:p>1,083632</text:p>
          </table:table-cell>
          <table:table-cell office:value-type="float" office:value="1.088357" calcext:value-type="float">
            <text:p>1,088357</text:p>
          </table:table-cell>
          <table:table-cell office:value-type="float" office:value="0.105177" calcext:value-type="float">
            <text:p>0,10517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75864" calcext:value-type="float">
            <text:p>0,175864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89619" calcext:value-type="float">
            <text:p>0,89619</text:p>
          </table:table-cell>
          <table:table-cell office:value-type="float" office:value="0.072162" calcext:value-type="float">
            <text:p>0,07216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24402" calcext:value-type="float">
            <text:p>-0,224402</text:p>
          </table:table-cell>
          <table:table-cell office:value-type="float" office:value="-0.236943" calcext:value-type="float">
            <text:p>-0,236943</text:p>
          </table:table-cell>
          <table:table-cell office:value-type="float" office:value="1.054345" calcext:value-type="float">
            <text:p>1,054345</text:p>
          </table:table-cell>
          <table:table-cell office:value-type="float" office:value="1.103694" calcext:value-type="float">
            <text:p>1,103694</text:p>
          </table:table-cell>
          <table:table-cell office:value-type="float" office:value="0.067214" calcext:value-type="float">
            <text:p>0,06721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" calcext:value-type="float">
            <text:p>0</text:p>
          </table:table-cell>
          <table:table-cell office:value-type="float" office:value="-0.236943" calcext:value-type="float">
            <text:p>-0,236943</text:p>
          </table:table-cell>
          <table:table-cell office:value-type="float" office:value="1.025057" calcext:value-type="float">
            <text:p>1,025057</text:p>
          </table:table-cell>
          <table:table-cell office:value-type="float" office:value="1.052086" calcext:value-type="float">
            <text:p>1,052086</text:p>
          </table:table-cell>
          <table:table-cell office:value-type="float" office:value="0.07862" calcext:value-type="float">
            <text:p>0,0786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08373" calcext:value-type="float">
            <text:p>-0,208373</text:p>
          </table:table-cell>
          <table:table-cell office:value-type="float" office:value="-0.205351" calcext:value-type="float">
            <text:p>-0,205351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1.023815" calcext:value-type="float">
            <text:p>1,023815</text:p>
          </table:table-cell>
          <table:table-cell office:value-type="float" office:value="0.063679" calcext:value-type="float">
            <text:p>0,0636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40431" calcext:value-type="float">
            <text:p>-0,240431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1.083632" calcext:value-type="float">
            <text:p>1,083632</text:p>
          </table:table-cell>
          <table:table-cell office:value-type="float" office:value="1.115478" calcext:value-type="float">
            <text:p>1,115478</text:p>
          </table:table-cell>
          <table:table-cell office:value-type="float" office:value="0.056761" calcext:value-type="float">
            <text:p>0,05676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32057" calcext:value-type="float">
            <text:p>-0,032057</text:p>
          </table:table-cell>
          <table:table-cell office:value-type="float" office:value="-0.12637" calcext:value-type="float">
            <text:p>-0,12637</text:p>
          </table:table-cell>
          <table:table-cell office:value-type="float" office:value="0.849333" calcext:value-type="float">
            <text:p>0,849333</text:p>
          </table:table-cell>
          <table:table-cell office:value-type="float" office:value="0.859281" calcext:value-type="float">
            <text:p>0,859281</text:p>
          </table:table-cell>
          <table:table-cell office:value-type="float" office:value="0.083571" calcext:value-type="float">
            <text:p>0,08357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11913" calcext:value-type="float">
            <text:p>0,111913</text:p>
          </table:table-cell>
          <table:table-cell office:value-type="float" office:value="0.159287" calcext:value-type="float">
            <text:p>0,159287</text:p>
          </table:table-cell>
          <table:table-cell office:value-type="float" office:value="0.776115" calcext:value-type="float">
            <text:p>0,776115</text:p>
          </table:table-cell>
          <table:table-cell office:value-type="float" office:value="0.800157" calcext:value-type="float">
            <text:p>0,800157</text:p>
          </table:table-cell>
          <table:table-cell office:value-type="float" office:value="0.084798" calcext:value-type="float">
            <text:p>0,0847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0" calcext:value-type="float">
            <text:p>0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879935" calcext:value-type="float">
            <text:p>0,879935</text:p>
          </table:table-cell>
          <table:table-cell office:value-type="float" office:value="0.064723" calcext:value-type="float">
            <text:p>0,0647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96172" calcext:value-type="float">
            <text:p>-0,096172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849333" calcext:value-type="float">
            <text:p>0,849333</text:p>
          </table:table-cell>
          <table:table-cell office:value-type="float" office:value="0.855354" calcext:value-type="float">
            <text:p>0,855354</text:p>
          </table:table-cell>
          <table:table-cell office:value-type="float" office:value="0.067434" calcext:value-type="float">
            <text:p>0,0674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59876" calcext:value-type="float">
            <text:p>0,159876</text:p>
          </table:table-cell>
          <table:table-cell office:value-type="float" office:value="0.159287" calcext:value-type="float">
            <text:p>0,159287</text:p>
          </table:table-cell>
          <table:table-cell office:value-type="float" office:value="0.834689" calcext:value-type="float">
            <text:p>0,834689</text:p>
          </table:table-cell>
          <table:table-cell office:value-type="float" office:value="0.864661" calcext:value-type="float">
            <text:p>0,864661</text:p>
          </table:table-cell>
          <table:table-cell office:value-type="float" office:value="0.065709" calcext:value-type="float">
            <text:p>0,06570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6395" calcext:value-type="float">
            <text:p>0,06395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12928" calcext:value-type="float">
            <text:p>1,012928</text:p>
          </table:table-cell>
          <table:table-cell office:value-type="float" office:value="0.063793" calcext:value-type="float">
            <text:p>0,0637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80486" calcext:value-type="float">
            <text:p>0,980486</text:p>
          </table:table-cell>
          <table:table-cell office:value-type="float" office:value="0.062206" calcext:value-type="float">
            <text:p>0,0622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159287" calcext:value-type="float">
            <text:p>0,159287</text:p>
          </table:table-cell>
          <table:table-cell office:value-type="float" office:value="0.893264" calcext:value-type="float">
            <text:p>0,893264</text:p>
          </table:table-cell>
          <table:table-cell office:value-type="float" office:value="0.908622" calcext:value-type="float">
            <text:p>0,908622</text:p>
          </table:table-cell>
          <table:table-cell office:value-type="float" office:value="0.079328" calcext:value-type="float">
            <text:p>0,0793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08373" calcext:value-type="float">
            <text:p>-0,208373</text:p>
          </table:table-cell>
          <table:table-cell office:value-type="float" office:value="-0.142166" calcext:value-type="float">
            <text:p>-0,142166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914114" calcext:value-type="float">
            <text:p>0,914114</text:p>
          </table:table-cell>
          <table:table-cell office:value-type="float" office:value="0.086926" calcext:value-type="float">
            <text:p>0,0869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24402" calcext:value-type="float">
            <text:p>-0,224402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834689" calcext:value-type="float">
            <text:p>0,834689</text:p>
          </table:table-cell>
          <table:table-cell office:value-type="float" office:value="0.865626" calcext:value-type="float">
            <text:p>0,865626</text:p>
          </table:table-cell>
          <table:table-cell office:value-type="float" office:value="0.078805" calcext:value-type="float">
            <text:p>0,0788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68202" calcext:value-type="float">
            <text:p>0,968202</text:p>
          </table:table-cell>
          <table:table-cell office:value-type="float" office:value="0.06458" calcext:value-type="float">
            <text:p>0,064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32057" calcext:value-type="float">
            <text:p>-0,032057</text:p>
          </table:table-cell>
          <table:table-cell office:value-type="float" office:value="0.047786" calcext:value-type="float">
            <text:p>0,047786</text:p>
          </table:table-cell>
          <table:table-cell office:value-type="float" office:value="0.863977" calcext:value-type="float">
            <text:p>0,863977</text:p>
          </table:table-cell>
          <table:table-cell office:value-type="float" office:value="0.865891" calcext:value-type="float">
            <text:p>0,865891</text:p>
          </table:table-cell>
          <table:table-cell office:value-type="float" office:value="0.07829" calcext:value-type="float">
            <text:p>0,0782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160287" calcext:value-type="float">
            <text:p>-0,160287</text:p>
          </table:table-cell>
          <table:table-cell office:value-type="float" office:value="0.270788" calcext:value-type="float">
            <text:p>0,270788</text:p>
          </table:table-cell>
          <table:table-cell office:value-type="float" office:value="1.15685" calcext:value-type="float">
            <text:p>1,15685</text:p>
          </table:table-cell>
          <table:table-cell office:value-type="float" office:value="1.198883" calcext:value-type="float">
            <text:p>1,198883</text:p>
          </table:table-cell>
          <table:table-cell office:value-type="float" office:value="0.104799" calcext:value-type="float">
            <text:p>0,10479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27901" calcext:value-type="float">
            <text:p>0,127901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746827" calcext:value-type="float">
            <text:p>0,746827</text:p>
          </table:table-cell>
          <table:table-cell office:value-type="float" office:value="0.759181" calcext:value-type="float">
            <text:p>0,759181</text:p>
          </table:table-cell>
          <table:table-cell office:value-type="float" office:value="0.124866" calcext:value-type="float">
            <text:p>0,12486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272488" calcext:value-type="float">
            <text:p>-0,272488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77154" calcext:value-type="float">
            <text:p>0,977154</text:p>
          </table:table-cell>
          <table:table-cell office:value-type="float" office:value="0.123443" calcext:value-type="float">
            <text:p>0,12344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31975" calcext:value-type="float">
            <text:p>0,031975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805402" calcext:value-type="float">
            <text:p>0,805402</text:p>
          </table:table-cell>
          <table:table-cell office:value-type="float" office:value="0.807428" calcext:value-type="float">
            <text:p>0,807428</text:p>
          </table:table-cell>
          <table:table-cell office:value-type="float" office:value="0.102528" calcext:value-type="float">
            <text:p>0,10252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064115" calcext:value-type="float">
            <text:p>-0,064115</text:p>
          </table:table-cell>
          <table:table-cell office:value-type="float" office:value="0.12743" calcext:value-type="float">
            <text:p>0,12743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62469" calcext:value-type="float">
            <text:p>0,962469</text:p>
          </table:table-cell>
          <table:table-cell office:value-type="float" office:value="0.123365" calcext:value-type="float">
            <text:p>0,12336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094777" calcext:value-type="float">
            <text:p>-0,094777</text:p>
          </table:table-cell>
          <table:table-cell office:value-type="float" office:value="1.15685" calcext:value-type="float">
            <text:p>1,15685</text:p>
          </table:table-cell>
          <table:table-cell office:value-type="float" office:value="1.161722" calcext:value-type="float">
            <text:p>1,161722</text:p>
          </table:table-cell>
          <table:table-cell office:value-type="float" office:value="0.129102" calcext:value-type="float">
            <text:p>0,12910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75864" calcext:value-type="float">
            <text:p>0,175864</text:p>
          </table:table-cell>
          <table:table-cell office:value-type="float" office:value="0.191144" calcext:value-type="float">
            <text:p>0,191144</text:p>
          </table:table-cell>
          <table:table-cell office:value-type="float" office:value="1.200781" calcext:value-type="float">
            <text:p>1,200781</text:p>
          </table:table-cell>
          <table:table-cell office:value-type="float" office:value="1.228552" calcext:value-type="float">
            <text:p>1,228552</text:p>
          </table:table-cell>
          <table:table-cell office:value-type="float" office:value="0.155988" calcext:value-type="float">
            <text:p>0,15598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1.039701" calcext:value-type="float">
            <text:p>1,039701</text:p>
          </table:table-cell>
          <table:table-cell office:value-type="float" office:value="1.039944" calcext:value-type="float">
            <text:p>1,039944</text:p>
          </table:table-cell>
          <table:table-cell office:value-type="float" office:value="0.100634" calcext:value-type="float">
            <text:p>0,10063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111501" calcext:value-type="float">
            <text:p>0,111501</text:p>
          </table:table-cell>
          <table:table-cell office:value-type="float" office:value="1.083632" calcext:value-type="float">
            <text:p>1,083632</text:p>
          </table:table-cell>
          <table:table-cell office:value-type="float" office:value="1.090409" calcext:value-type="float">
            <text:p>1,090409</text:p>
          </table:table-cell>
          <table:table-cell office:value-type="float" office:value="0.146348" calcext:value-type="float">
            <text:p>0,14634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144259" calcext:value-type="float">
            <text:p>-0,144259</text:p>
          </table:table-cell>
          <table:table-cell office:value-type="float" office:value="-0.173758" calcext:value-type="float">
            <text:p>-0,173758</text:p>
          </table:table-cell>
          <table:table-cell office:value-type="float" office:value="0.893264" calcext:value-type="float">
            <text:p>0,893264</text:p>
          </table:table-cell>
          <table:table-cell office:value-type="float" office:value="0.92137" calcext:value-type="float">
            <text:p>0,92137</text:p>
          </table:table-cell>
          <table:table-cell office:value-type="float" office:value="0.142105" calcext:value-type="float">
            <text:p>0,14210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287777" calcext:value-type="float">
            <text:p>0,287777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527172" calcext:value-type="float">
            <text:p>0,527172</text:p>
          </table:table-cell>
          <table:table-cell office:value-type="float" office:value="0.62103" calcext:value-type="float">
            <text:p>0,62103</text:p>
          </table:table-cell>
          <table:table-cell office:value-type="float" office:value="0.151727" calcext:value-type="float">
            <text:p>0,15172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" calcext:value-type="float">
            <text:p>0</text:p>
          </table:table-cell>
          <table:table-cell office:value-type="float" office:value="0.849333" calcext:value-type="float">
            <text:p>0,849333</text:p>
          </table:table-cell>
          <table:table-cell office:value-type="float" office:value="0.850686" calcext:value-type="float">
            <text:p>0,850686</text:p>
          </table:table-cell>
          <table:table-cell office:value-type="float" office:value="0.101361" calcext:value-type="float">
            <text:p>0,10136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096172" calcext:value-type="float">
            <text:p>-0,096172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790758" calcext:value-type="float">
            <text:p>0,790758</text:p>
          </table:table-cell>
          <table:table-cell office:value-type="float" office:value="0.796744" calcext:value-type="float">
            <text:p>0,796744</text:p>
          </table:table-cell>
          <table:table-cell office:value-type="float" office:value="0.129519" calcext:value-type="float">
            <text:p>0,12951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0.820046" calcext:value-type="float">
            <text:p>0,820046</text:p>
          </table:table-cell>
          <table:table-cell office:value-type="float" office:value="0.827622" calcext:value-type="float">
            <text:p>0,827622</text:p>
          </table:table-cell>
          <table:table-cell office:value-type="float" office:value="0.143707" calcext:value-type="float">
            <text:p>0,14370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284332" calcext:value-type="float">
            <text:p>-0,284332</text:p>
          </table:table-cell>
          <table:table-cell office:value-type="float" office:value="0.746827" calcext:value-type="float">
            <text:p>0,746827</text:p>
          </table:table-cell>
          <table:table-cell office:value-type="float" office:value="0.799282" calcext:value-type="float">
            <text:p>0,799282</text:p>
          </table:table-cell>
          <table:table-cell office:value-type="float" office:value="0.155135" calcext:value-type="float">
            <text:p>0,15513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11913" calcext:value-type="float">
            <text:p>0,111913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0.893264" calcext:value-type="float">
            <text:p>0,893264</text:p>
          </table:table-cell>
          <table:table-cell office:value-type="float" office:value="0.907013" calcext:value-type="float">
            <text:p>0,907013</text:p>
          </table:table-cell>
          <table:table-cell office:value-type="float" office:value="0.155738" calcext:value-type="float">
            <text:p>0,15573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192345" calcext:value-type="float">
            <text:p>-0,192345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28596" calcext:value-type="float">
            <text:p>0,928596</text:p>
          </table:table-cell>
          <table:table-cell office:value-type="float" office:value="0.1339" calcext:value-type="float">
            <text:p>0,133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223827" calcext:value-type="float">
            <text:p>0,223827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35398" calcext:value-type="float">
            <text:p>1,035398</text:p>
          </table:table-cell>
          <table:table-cell office:value-type="float" office:value="0.135775" calcext:value-type="float">
            <text:p>0,13577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91851" calcext:value-type="float">
            <text:p>0,191851</text:p>
          </table:table-cell>
          <table:table-cell office:value-type="float" office:value="0.111501" calcext:value-type="float">
            <text:p>0,111501</text:p>
          </table:table-cell>
          <table:table-cell office:value-type="float" office:value="0.761471" calcext:value-type="float">
            <text:p>0,761471</text:p>
          </table:table-cell>
          <table:table-cell office:value-type="float" office:value="0.793144" calcext:value-type="float">
            <text:p>0,793144</text:p>
          </table:table-cell>
          <table:table-cell office:value-type="float" office:value="0.128629" calcext:value-type="float">
            <text:p>0,12862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223827" calcext:value-type="float">
            <text:p>0,223827</text:p>
          </table:table-cell>
          <table:table-cell office:value-type="float" office:value="0.270788" calcext:value-type="float">
            <text:p>0,270788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1.055927" calcext:value-type="float">
            <text:p>1,055927</text:p>
          </table:table-cell>
          <table:table-cell office:value-type="float" office:value="0.127639" calcext:value-type="float">
            <text:p>0,12763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160287" calcext:value-type="float">
            <text:p>-0,160287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0.424667" calcext:value-type="float">
            <text:p>0,424667</text:p>
          </table:table-cell>
          <table:table-cell office:value-type="float" office:value="0.458286" calcext:value-type="float">
            <text:p>0,458286</text:p>
          </table:table-cell>
          <table:table-cell office:value-type="float" office:value="0.25856" calcext:value-type="float">
            <text:p>0,258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288517" calcext:value-type="float">
            <text:p>-0,288517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1.317931" calcext:value-type="float">
            <text:p>1,317931</text:p>
          </table:table-cell>
          <table:table-cell office:value-type="float" office:value="1.349518" calcext:value-type="float">
            <text:p>1,349518</text:p>
          </table:table-cell>
          <table:table-cell office:value-type="float" office:value="0.239235" calcext:value-type="float">
            <text:p>0,2392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160287" calcext:value-type="float">
            <text:p>-0,160287</text:p>
          </table:table-cell>
          <table:table-cell office:value-type="float" office:value="-0.284332" calcext:value-type="float">
            <text:p>-0,284332</text:p>
          </table:table-cell>
          <table:table-cell office:value-type="float" office:value="0.644322" calcext:value-type="float">
            <text:p>0,644322</text:p>
          </table:table-cell>
          <table:table-cell office:value-type="float" office:value="0.722279" calcext:value-type="float">
            <text:p>0,722279</text:p>
          </table:table-cell>
          <table:table-cell office:value-type="float" office:value="0.260372" calcext:value-type="float">
            <text:p>0,2603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221147" calcext:value-type="float">
            <text:p>-0,221147</text:p>
          </table:table-cell>
          <table:table-cell office:value-type="float" office:value="0.248942" calcext:value-type="float">
            <text:p>0,248942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19296" calcext:value-type="float">
            <text:p>0,3192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96172" calcext:value-type="float">
            <text:p>-0,096172</text:p>
          </table:table-cell>
          <table:table-cell office:value-type="float" office:value="-0.805607" calcext:value-type="float">
            <text:p>-0,805607</text:p>
          </table:table-cell>
          <table:table-cell office:value-type="float" office:value="0.644322" calcext:value-type="float">
            <text:p>0,644322</text:p>
          </table:table-cell>
          <table:table-cell office:value-type="float" office:value="1.036051" calcext:value-type="float">
            <text:p>1,036051</text:p>
          </table:table-cell>
          <table:table-cell office:value-type="float" office:value="0.306931" calcext:value-type="float">
            <text:p>0,3069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894001" calcext:value-type="float">
            <text:p>0,894001</text:p>
          </table:table-cell>
          <table:table-cell office:value-type="float" office:value="0.276121" calcext:value-type="float">
            <text:p>0,2761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0.461932" calcext:value-type="float">
            <text:p>0,461932</text:p>
          </table:table-cell>
          <table:table-cell office:value-type="float" office:value="1.537586" calcext:value-type="float">
            <text:p>1,537586</text:p>
          </table:table-cell>
          <table:table-cell office:value-type="float" office:value="1.607464" calcext:value-type="float">
            <text:p>1,607464</text:p>
          </table:table-cell>
          <table:table-cell office:value-type="float" office:value="0.229194" calcext:value-type="float">
            <text:p>0,2291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0.063715" calcext:value-type="float">
            <text:p>0,063715</text:p>
          </table:table-cell>
          <table:table-cell office:value-type="float" office:value="0.805402" calcext:value-type="float">
            <text:p>0,805402</text:p>
          </table:table-cell>
          <table:table-cell office:value-type="float" office:value="0.815672" calcext:value-type="float">
            <text:p>0,815672</text:p>
          </table:table-cell>
          <table:table-cell office:value-type="float" office:value="0.317275" calcext:value-type="float">
            <text:p>0,3172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49689" calcext:value-type="float">
            <text:p>-0,49689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1.068988" calcext:value-type="float">
            <text:p>1,068988</text:p>
          </table:table-cell>
          <table:table-cell office:value-type="float" office:value="1.184003" calcext:value-type="float">
            <text:p>1,184003</text:p>
          </table:table-cell>
          <table:table-cell office:value-type="float" office:value="0.308593" calcext:value-type="float">
            <text:p>0,3085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0.509719" calcext:value-type="float">
            <text:p>0,509719</text:p>
          </table:table-cell>
          <table:table-cell office:value-type="float" office:value="0.673609" calcext:value-type="float">
            <text:p>0,673609</text:p>
          </table:table-cell>
          <table:table-cell office:value-type="float" office:value="0.8485" calcext:value-type="float">
            <text:p>0,8485</text:p>
          </table:table-cell>
          <table:table-cell office:value-type="float" office:value="0.285527" calcext:value-type="float">
            <text:p>0,2855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160287" calcext:value-type="float">
            <text:p>-0,160287</text:p>
          </table:table-cell>
          <table:table-cell office:value-type="float" office:value="0.302645" calcext:value-type="float">
            <text:p>0,302645</text:p>
          </table:table-cell>
          <table:table-cell office:value-type="float" office:value="0.673609" calcext:value-type="float">
            <text:p>0,673609</text:p>
          </table:table-cell>
          <table:table-cell office:value-type="float" office:value="0.755669" calcext:value-type="float">
            <text:p>0,755669</text:p>
          </table:table-cell>
          <table:table-cell office:value-type="float" office:value="0.223655" calcext:value-type="float">
            <text:p>0,2236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979365" calcext:value-type="float">
            <text:p>-0,979365</text:p>
          </table:table-cell>
          <table:table-cell office:value-type="float" office:value="0.131793" calcext:value-type="float">
            <text:p>0,131793</text:p>
          </table:table-cell>
          <table:table-cell office:value-type="float" office:value="0.988322" calcext:value-type="float">
            <text:p>0,988322</text:p>
          </table:table-cell>
          <table:table-cell office:value-type="float" office:value="0.30605" calcext:value-type="float">
            <text:p>0,306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-0.426498" calcext:value-type="float">
            <text:p>-0,426498</text:p>
          </table:table-cell>
          <table:table-cell office:value-type="float" office:value="0.424667" calcext:value-type="float">
            <text:p>0,424667</text:p>
          </table:table-cell>
          <table:table-cell office:value-type="float" office:value="0.607151" calcext:value-type="float">
            <text:p>0,607151</text:p>
          </table:table-cell>
          <table:table-cell office:value-type="float" office:value="0.239846" calcext:value-type="float">
            <text:p>0,2398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6395" calcext:value-type="float">
            <text:p>0,06395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746827" calcext:value-type="float">
            <text:p>0,746827</text:p>
          </table:table-cell>
          <table:table-cell office:value-type="float" office:value="0.74973" calcext:value-type="float">
            <text:p>0,74973</text:p>
          </table:table-cell>
          <table:table-cell office:value-type="float" office:value="0.275205" calcext:value-type="float">
            <text:p>0,275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-0.363313" calcext:value-type="float">
            <text:p>-0,363313</text:p>
          </table:table-cell>
          <table:table-cell office:value-type="float" office:value="0.673609" calcext:value-type="float">
            <text:p>0,673609</text:p>
          </table:table-cell>
          <table:table-cell office:value-type="float" office:value="0.771328" calcext:value-type="float">
            <text:p>0,771328</text:p>
          </table:table-cell>
          <table:table-cell office:value-type="float" office:value="0.220987" calcext:value-type="float">
            <text:p>0,2209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442294" calcext:value-type="float">
            <text:p>-0,442294</text:p>
          </table:table-cell>
          <table:table-cell office:value-type="float" office:value="0.585747" calcext:value-type="float">
            <text:p>0,585747</text:p>
          </table:table-cell>
          <table:table-cell office:value-type="float" office:value="0.734153" calcext:value-type="float">
            <text:p>0,734153</text:p>
          </table:table-cell>
          <table:table-cell office:value-type="float" office:value="0.215198" calcext:value-type="float">
            <text:p>0,2151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240431" calcext:value-type="float">
            <text:p>-0,240431</text:p>
          </table:table-cell>
          <table:table-cell office:value-type="float" office:value="-0.426498" calcext:value-type="float">
            <text:p>-0,426498</text:p>
          </table:table-cell>
          <table:table-cell office:value-type="float" office:value="1.903678" calcext:value-type="float">
            <text:p>1,903678</text:p>
          </table:table-cell>
          <table:table-cell office:value-type="float" office:value="1.965629" calcext:value-type="float">
            <text:p>1,965629</text:p>
          </table:table-cell>
          <table:table-cell office:value-type="float" office:value="0.271178" calcext:value-type="float">
            <text:p>0,27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495616" calcext:value-type="float">
            <text:p>0,495616</text:p>
          </table:table-cell>
          <table:table-cell office:value-type="float" office:value="0.541576" calcext:value-type="float">
            <text:p>0,541576</text:p>
          </table:table-cell>
          <table:table-cell office:value-type="float" office:value="1.625448" calcext:value-type="float">
            <text:p>1,625448</text:p>
          </table:table-cell>
          <table:table-cell office:value-type="float" office:value="1.783542" calcext:value-type="float">
            <text:p>1,783542</text:p>
          </table:table-cell>
          <table:table-cell office:value-type="float" office:value="0.167137" calcext:value-type="float">
            <text:p>0,1671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-0.331721" calcext:value-type="float">
            <text:p>-0,331721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1.011151" calcext:value-type="float">
            <text:p>1,011151</text:p>
          </table:table-cell>
          <table:table-cell office:value-type="float" office:value="0.284295" calcext:value-type="float">
            <text:p>0,2842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6395" calcext:value-type="float">
            <text:p>0,06395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629678" calcext:value-type="float">
            <text:p>0,629678</text:p>
          </table:table-cell>
          <table:table-cell office:value-type="float" office:value="0.652331" calcext:value-type="float">
            <text:p>0,652331</text:p>
          </table:table-cell>
          <table:table-cell office:value-type="float" office:value="0.259774" calcext:value-type="float">
            <text:p>0,2597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59876" calcext:value-type="float">
            <text:p>0,159876</text:p>
          </table:table-cell>
          <table:table-cell office:value-type="float" office:value="-0.189555" calcext:value-type="float">
            <text:p>-0,189555</text:p>
          </table:table-cell>
          <table:table-cell office:value-type="float" office:value="0.234299" calcext:value-type="float">
            <text:p>0,234299</text:p>
          </table:table-cell>
          <table:table-cell office:value-type="float" office:value="0.341156" calcext:value-type="float">
            <text:p>0,341156</text:p>
          </table:table-cell>
          <table:table-cell office:value-type="float" office:value="0.259512" calcext:value-type="float">
            <text:p>0,2595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55802" calcext:value-type="float">
            <text:p>0,255802</text:p>
          </table:table-cell>
          <table:table-cell office:value-type="float" office:value="-0.221147" calcext:value-type="float">
            <text:p>-0,221147</text:p>
          </table:table-cell>
          <table:table-cell office:value-type="float" office:value="2.020827" calcext:value-type="float">
            <text:p>2,020827</text:p>
          </table:table-cell>
          <table:table-cell office:value-type="float" office:value="2.048922" calcext:value-type="float">
            <text:p>2,048922</text:p>
          </table:table-cell>
          <table:table-cell office:value-type="float" office:value="0.34451" calcext:value-type="float">
            <text:p>0,3445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127901" calcext:value-type="float">
            <text:p>0,127901</text:p>
          </table:table-cell>
          <table:table-cell office:value-type="float" office:value="-0.205351" calcext:value-type="float">
            <text:p>-0,205351</text:p>
          </table:table-cell>
          <table:table-cell office:value-type="float" office:value="1.098276" calcext:value-type="float">
            <text:p>1,098276</text:p>
          </table:table-cell>
          <table:table-cell office:value-type="float" office:value="1.124605" calcext:value-type="float">
            <text:p>1,124605</text:p>
          </table:table-cell>
          <table:table-cell office:value-type="float" office:value="0.448817" calcext:value-type="float">
            <text:p>0,4488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142166" calcext:value-type="float">
            <text:p>-0,142166</text:p>
          </table:table-cell>
          <table:table-cell office:value-type="float" office:value="0.512529" calcext:value-type="float">
            <text:p>0,512529</text:p>
          </table:table-cell>
          <table:table-cell office:value-type="float" office:value="0.532121" calcext:value-type="float">
            <text:p>0,532121</text:p>
          </table:table-cell>
          <table:table-cell office:value-type="float" office:value="0.373854" calcext:value-type="float">
            <text:p>0,37385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543579" calcext:value-type="float">
            <text:p>0,543579</text:p>
          </table:table-cell>
          <table:table-cell office:value-type="float" office:value="0.095572" calcext:value-type="float">
            <text:p>0,095572</text:p>
          </table:table-cell>
          <table:table-cell office:value-type="float" office:value="1.104249" calcext:value-type="float">
            <text:p>1,104249</text:p>
          </table:table-cell>
          <table:table-cell office:value-type="float" office:value="1.234494" calcext:value-type="float">
            <text:p>1,234494</text:p>
          </table:table-cell>
          <table:table-cell office:value-type="float" office:value="0.274669" calcext:value-type="float">
            <text:p>0,27466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-0.695033" calcext:value-type="float">
            <text:p>-0,695033</text:p>
          </table:table-cell>
          <table:table-cell office:value-type="float" office:value="0.395379" calcext:value-type="float">
            <text:p>0,395379</text:p>
          </table:table-cell>
          <table:table-cell office:value-type="float" office:value="0.803608" calcext:value-type="float">
            <text:p>0,803608</text:p>
          </table:table-cell>
          <table:table-cell office:value-type="float" office:value="0.594129" calcext:value-type="float">
            <text:p>0,59412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817465" calcext:value-type="float">
            <text:p>-0,817465</text:p>
          </table:table-cell>
          <table:table-cell office:value-type="float" office:value="-0.647645" calcext:value-type="float">
            <text:p>-0,647645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1.392406" calcext:value-type="float">
            <text:p>1,392406</text:p>
          </table:table-cell>
          <table:table-cell office:value-type="float" office:value="0.38253" calcext:value-type="float">
            <text:p>0,382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528948" calcext:value-type="float">
            <text:p>-0,528948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1.727954" calcext:value-type="float">
            <text:p>1,727954</text:p>
          </table:table-cell>
          <table:table-cell office:value-type="float" office:value="1.80717" calcext:value-type="float">
            <text:p>1,80717</text:p>
          </table:table-cell>
          <table:table-cell office:value-type="float" office:value="0.413294" calcext:value-type="float">
            <text:p>0,41329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480862" calcext:value-type="float">
            <text:p>-0,480862</text:p>
          </table:table-cell>
          <table:table-cell office:value-type="float" office:value="0" calcext:value-type="float">
            <text:p>0</text:p>
          </table:table-cell>
          <table:table-cell office:value-type="float" office:value="0.016004" calcext:value-type="float">
            <text:p>0,016004</text:p>
          </table:table-cell>
          <table:table-cell office:value-type="float" office:value="0.481128" calcext:value-type="float">
            <text:p>0,481128</text:p>
          </table:table-cell>
          <table:table-cell office:value-type="float" office:value="0.349453" calcext:value-type="float">
            <text:p>0,3494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.223002" calcext:value-type="float">
            <text:p>0,223002</text:p>
          </table:table-cell>
          <table:table-cell office:value-type="float" office:value="1.815816" calcext:value-type="float">
            <text:p>1,815816</text:p>
          </table:table-cell>
          <table:table-cell office:value-type="float" office:value="1.829528" calcext:value-type="float">
            <text:p>1,829528</text:p>
          </table:table-cell>
          <table:table-cell office:value-type="float" office:value="0.440953" calcext:value-type="float">
            <text:p>0,4409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11294" calcext:value-type="float">
            <text:p>0,911294</text:p>
          </table:table-cell>
          <table:table-cell office:value-type="float" office:value="0.557505" calcext:value-type="float">
            <text:p>0,557505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1.430827" calcext:value-type="float">
            <text:p>1,430827</text:p>
          </table:table-cell>
          <table:table-cell office:value-type="float" office:value="0.35978" calcext:value-type="float">
            <text:p>0,3597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240431" calcext:value-type="float">
            <text:p>-0,240431</text:p>
          </table:table-cell>
          <table:table-cell office:value-type="float" office:value="-0.300128" calcext:value-type="float">
            <text:p>-0,300128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959092" calcext:value-type="float">
            <text:p>0,959092</text:p>
          </table:table-cell>
          <table:table-cell office:value-type="float" office:value="0.399472" calcext:value-type="float">
            <text:p>0,39947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913637" calcext:value-type="float">
            <text:p>-0,913637</text:p>
          </table:table-cell>
          <table:table-cell office:value-type="float" office:value="1.22651" calcext:value-type="float">
            <text:p>1,22651</text:p>
          </table:table-cell>
          <table:table-cell office:value-type="float" office:value="1.479011" calcext:value-type="float">
            <text:p>1,479011</text:p>
          </table:table-cell>
          <table:table-cell office:value-type="float" office:value="2.127565" calcext:value-type="float">
            <text:p>2,127565</text:p>
          </table:table-cell>
          <table:table-cell office:value-type="float" office:value="0.299826" calcext:value-type="float">
            <text:p>0,29982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703455" calcext:value-type="float">
            <text:p>0,703455</text:p>
          </table:table-cell>
          <table:table-cell office:value-type="float" office:value="-1.089939" calcext:value-type="float">
            <text:p>-1,089939</text:p>
          </table:table-cell>
          <table:table-cell office:value-type="float" office:value="0.820046" calcext:value-type="float">
            <text:p>0,820046</text:p>
          </table:table-cell>
          <table:table-cell office:value-type="float" office:value="1.534696" calcext:value-type="float">
            <text:p>1,534696</text:p>
          </table:table-cell>
          <table:table-cell office:value-type="float" office:value="0.50438" calcext:value-type="float">
            <text:p>0,5043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336603" calcext:value-type="float">
            <text:p>-0,336603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863977" calcext:value-type="float">
            <text:p>0,863977</text:p>
          </table:table-cell>
          <table:table-cell office:value-type="float" office:value="0.94059" calcext:value-type="float">
            <text:p>0,94059</text:p>
          </table:table-cell>
          <table:table-cell office:value-type="float" office:value="0.248459" calcext:value-type="float">
            <text:p>0,24845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87777" calcext:value-type="float">
            <text:p>0,287777</text:p>
          </table:table-cell>
          <table:table-cell office:value-type="float" office:value="0.892007" calcext:value-type="float">
            <text:p>0,892007</text:p>
          </table:table-cell>
          <table:table-cell office:value-type="float" office:value="1.215425" calcext:value-type="float">
            <text:p>1,215425</text:p>
          </table:table-cell>
          <table:table-cell office:value-type="float" office:value="1.534845" calcext:value-type="float">
            <text:p>1,534845</text:p>
          </table:table-cell>
          <table:table-cell office:value-type="float" office:value="0.543543" calcext:value-type="float">
            <text:p>0,54354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945695" calcext:value-type="float">
            <text:p>-0,945695</text:p>
          </table:table-cell>
          <table:table-cell office:value-type="float" office:value="0.302645" calcext:value-type="float">
            <text:p>0,302645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1.325861" calcext:value-type="float">
            <text:p>1,325861</text:p>
          </table:table-cell>
          <table:table-cell office:value-type="float" office:value="0.281574" calcext:value-type="float">
            <text:p>0,28157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39814" calcext:value-type="float">
            <text:p>0,239814</text:p>
          </table:table-cell>
          <table:table-cell office:value-type="float" office:value="-0.58446" calcext:value-type="float">
            <text:p>-0,58446</text:p>
          </table:table-cell>
          <table:table-cell office:value-type="float" office:value="1.391149" calcext:value-type="float">
            <text:p>1,391149</text:p>
          </table:table-cell>
          <table:table-cell office:value-type="float" office:value="1.527874" calcext:value-type="float">
            <text:p>1,527874</text:p>
          </table:table-cell>
          <table:table-cell office:value-type="float" office:value="0.363417" calcext:value-type="float">
            <text:p>0,3634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-0.45809" calcext:value-type="float">
            <text:p>-0,45809</text:p>
          </table:table-cell>
          <table:table-cell office:value-type="float" office:value="0.71754" calcext:value-type="float">
            <text:p>0,71754</text:p>
          </table:table-cell>
          <table:table-cell office:value-type="float" office:value="0.858661" calcext:value-type="float">
            <text:p>0,858661</text:p>
          </table:table-cell>
          <table:table-cell office:value-type="float" office:value="0.286661" calcext:value-type="float">
            <text:p>0,28666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49689" calcext:value-type="float">
            <text:p>-0,49689</text:p>
          </table:table-cell>
          <table:table-cell office:value-type="float" office:value="0.398218" calcext:value-type="float">
            <text:p>0,398218</text:p>
          </table:table-cell>
          <table:table-cell office:value-type="float" office:value="1.259356" calcext:value-type="float">
            <text:p>1,259356</text:p>
          </table:table-cell>
          <table:table-cell office:value-type="float" office:value="1.411189" calcext:value-type="float">
            <text:p>1,411189</text:p>
          </table:table-cell>
          <table:table-cell office:value-type="float" office:value="0.483289" calcext:value-type="float">
            <text:p>0,48328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593063" calcext:value-type="float">
            <text:p>-0,593063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673609" calcext:value-type="float">
            <text:p>0,673609</text:p>
          </table:table-cell>
          <table:table-cell office:value-type="float" office:value="0.911276" calcext:value-type="float">
            <text:p>0,911276</text:p>
          </table:table-cell>
          <table:table-cell office:value-type="float" office:value="0.268803" calcext:value-type="float">
            <text:p>0,26880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111913" calcext:value-type="float">
            <text:p>0,111913</text:p>
          </table:table-cell>
          <table:table-cell office:value-type="float" office:value="0.605291" calcext:value-type="float">
            <text:p>0,605291</text:p>
          </table:table-cell>
          <table:table-cell office:value-type="float" office:value="1.508298" calcext:value-type="float">
            <text:p>1,508298</text:p>
          </table:table-cell>
          <table:table-cell office:value-type="float" office:value="1.629069" calcext:value-type="float">
            <text:p>1,629069</text:p>
          </table:table-cell>
          <table:table-cell office:value-type="float" office:value="0.450203" calcext:value-type="float">
            <text:p>0,45020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641149" calcext:value-type="float">
            <text:p>-0,641149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0.629678" calcext:value-type="float">
            <text:p>0,629678</text:p>
          </table:table-cell>
          <table:table-cell office:value-type="float" office:value="0.905424" calcext:value-type="float">
            <text:p>0,905424</text:p>
          </table:table-cell>
          <table:table-cell office:value-type="float" office:value="0.433646" calcext:value-type="float">
            <text:p>0,4336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27901" calcext:value-type="float">
            <text:p>0,127901</text:p>
          </table:table-cell>
          <table:table-cell office:value-type="float" office:value="0.876079" calcext:value-type="float">
            <text:p>0,876079</text:p>
          </table:table-cell>
          <table:table-cell office:value-type="float" office:value="0.512115" calcext:value-type="float">
            <text:p>0,512115</text:p>
          </table:table-cell>
          <table:table-cell office:value-type="float" office:value="1.022807" calcext:value-type="float">
            <text:p>1,022807</text:p>
          </table:table-cell>
          <table:table-cell office:value-type="float" office:value="0.764137" calcext:value-type="float">
            <text:p>0,76413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79938" calcext:value-type="float">
            <text:p>0,79938</text:p>
          </table:table-cell>
          <table:table-cell office:value-type="float" office:value="0.286717" calcext:value-type="float">
            <text:p>0,286717</text:p>
          </table:table-cell>
          <table:table-cell office:value-type="float" office:value="1.112919" calcext:value-type="float">
            <text:p>1,112919</text:p>
          </table:table-cell>
          <table:table-cell office:value-type="float" office:value="1.39993" calcext:value-type="float">
            <text:p>1,39993</text:p>
          </table:table-cell>
          <table:table-cell office:value-type="float" office:value="0.640092" calcext:value-type="float">
            <text:p>0,64009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192345" calcext:value-type="float">
            <text:p>-0,192345</text:p>
          </table:table-cell>
          <table:table-cell office:value-type="float" office:value="-1.342678" calcext:value-type="float">
            <text:p>-1,342678</text:p>
          </table:table-cell>
          <table:table-cell office:value-type="float" office:value="1.449724" calcext:value-type="float">
            <text:p>1,449724</text:p>
          </table:table-cell>
          <table:table-cell office:value-type="float" office:value="1.985316" calcext:value-type="float">
            <text:p>1,985316</text:p>
          </table:table-cell>
          <table:table-cell office:value-type="float" office:value="0.571484" calcext:value-type="float">
            <text:p>0,5714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-1.705991" calcext:value-type="float">
            <text:p>-1,705991</text:p>
          </table:table-cell>
          <table:table-cell office:value-type="float" office:value="1.640091" calcext:value-type="float">
            <text:p>1,640091</text:p>
          </table:table-cell>
          <table:table-cell office:value-type="float" office:value="2.369155" calcext:value-type="float">
            <text:p>2,369155</text:p>
          </table:table-cell>
          <table:table-cell office:value-type="float" office:value="0.758489" calcext:value-type="float">
            <text:p>0,7584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007219" calcext:value-type="float">
            <text:p>1,007219</text:p>
          </table:table-cell>
          <table:table-cell office:value-type="float" office:value="0.748649" calcext:value-type="float">
            <text:p>0,748649</text:p>
          </table:table-cell>
          <table:table-cell office:value-type="float" office:value="0.248942" calcext:value-type="float">
            <text:p>0,248942</text:p>
          </table:table-cell>
          <table:table-cell office:value-type="float" office:value="1.279429" calcext:value-type="float">
            <text:p>1,279429</text:p>
          </table:table-cell>
          <table:table-cell office:value-type="float" office:value="0.677884" calcext:value-type="float">
            <text:p>0,6778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.811246" calcext:value-type="float">
            <text:p>-1,811246</text:p>
          </table:table-cell>
          <table:table-cell office:value-type="float" office:value="1.576942" calcext:value-type="float">
            <text:p>1,576942</text:p>
          </table:table-cell>
          <table:table-cell office:value-type="float" office:value="1.566873" calcext:value-type="float">
            <text:p>1,566873</text:p>
          </table:table-cell>
          <table:table-cell office:value-type="float" office:value="2.867481" calcext:value-type="float">
            <text:p>2,867481</text:p>
          </table:table-cell>
          <table:table-cell office:value-type="float" office:value="0.632559" calcext:value-type="float">
            <text:p>0,6325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438885" calcext:value-type="float">
            <text:p>1,438885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1.757241" calcext:value-type="float">
            <text:p>1,757241</text:p>
          </table:table-cell>
          <table:table-cell office:value-type="float" office:value="2.271406" calcext:value-type="float">
            <text:p>2,271406</text:p>
          </table:table-cell>
          <table:table-cell office:value-type="float" office:value="0.532978" calcext:value-type="float">
            <text:p>0,53297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897609" calcext:value-type="float">
            <text:p>-0,897609</text:p>
          </table:table-cell>
          <table:table-cell office:value-type="float" office:value="-0.078981" calcext:value-type="float">
            <text:p>-0,078981</text:p>
          </table:table-cell>
          <table:table-cell office:value-type="float" office:value="0.27823" calcext:value-type="float">
            <text:p>0,27823</text:p>
          </table:table-cell>
          <table:table-cell office:value-type="float" office:value="0.943054" calcext:value-type="float">
            <text:p>0,943054</text:p>
          </table:table-cell>
          <table:table-cell office:value-type="float" office:value="0.667964" calcext:value-type="float">
            <text:p>0,66796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575554" calcext:value-type="float">
            <text:p>0,575554</text:p>
          </table:table-cell>
          <table:table-cell office:value-type="float" office:value="0.191144" calcext:value-type="float">
            <text:p>0,191144</text:p>
          </table:table-cell>
          <table:table-cell office:value-type="float" office:value="1.508298" calcext:value-type="float">
            <text:p>1,508298</text:p>
          </table:table-cell>
          <table:table-cell office:value-type="float" office:value="1.625658" calcext:value-type="float">
            <text:p>1,625658</text:p>
          </table:table-cell>
          <table:table-cell office:value-type="float" office:value="0.484674" calcext:value-type="float">
            <text:p>0,4846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639504" calcext:value-type="float">
            <text:p>0,639504</text:p>
          </table:table-cell>
          <table:table-cell office:value-type="float" office:value="-1.974527" calcext:value-type="float">
            <text:p>-1,974527</text:p>
          </table:table-cell>
          <table:table-cell office:value-type="float" office:value="0.629678" calcext:value-type="float">
            <text:p>0,629678</text:p>
          </table:table-cell>
          <table:table-cell office:value-type="float" office:value="2.168921" calcext:value-type="float">
            <text:p>2,168921</text:p>
          </table:table-cell>
          <table:table-cell office:value-type="float" office:value="0.588027" calcext:value-type="float">
            <text:p>0,5880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208373" calcext:value-type="float">
            <text:p>-0,208373</text:p>
          </table:table-cell>
          <table:table-cell office:value-type="float" office:value="1.927373" calcext:value-type="float">
            <text:p>1,927373</text:p>
          </table:table-cell>
          <table:table-cell office:value-type="float" office:value="1.87439" calcext:value-type="float">
            <text:p>1,87439</text:p>
          </table:table-cell>
          <table:table-cell office:value-type="float" office:value="2.696577" calcext:value-type="float">
            <text:p>2,696577</text:p>
          </table:table-cell>
          <table:table-cell office:value-type="float" office:value="0.780141" calcext:value-type="float">
            <text:p>0,78014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15678" calcext:value-type="float">
            <text:p>0,415678</text:p>
          </table:table-cell>
          <table:table-cell office:value-type="float" office:value="-1.405863" calcext:value-type="float">
            <text:p>-1,405863</text:p>
          </table:table-cell>
          <table:table-cell office:value-type="float" office:value="1.347218" calcext:value-type="float">
            <text:p>1,347218</text:p>
          </table:table-cell>
          <table:table-cell office:value-type="float" office:value="1.991039" calcext:value-type="float">
            <text:p>1,991039</text:p>
          </table:table-cell>
          <table:table-cell office:value-type="float" office:value="0.567958" calcext:value-type="float">
            <text:p>0,5679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331721" calcext:value-type="float">
            <text:p>-0,331721</text:p>
          </table:table-cell>
          <table:table-cell office:value-type="float" office:value="1.610804" calcext:value-type="float">
            <text:p>1,610804</text:p>
          </table:table-cell>
          <table:table-cell office:value-type="float" office:value="1.644684" calcext:value-type="float">
            <text:p>1,644684</text:p>
          </table:table-cell>
          <table:table-cell office:value-type="float" office:value="0.795528" calcext:value-type="float">
            <text:p>0,7955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641149" calcext:value-type="float">
            <text:p>-0,641149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073218" calcext:value-type="float">
            <text:p>0,073218</text:p>
          </table:table-cell>
          <table:table-cell office:value-type="float" office:value="0.647054" calcext:value-type="float">
            <text:p>0,647054</text:p>
          </table:table-cell>
          <table:table-cell office:value-type="float" office:value="0.567156" calcext:value-type="float">
            <text:p>0,5671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863331" calcext:value-type="float">
            <text:p>0,863331</text:p>
          </table:table-cell>
          <table:table-cell office:value-type="float" office:value="-0.631849" calcext:value-type="float">
            <text:p>-0,631849</text:p>
          </table:table-cell>
          <table:table-cell office:value-type="float" office:value="3.675562" calcext:value-type="float">
            <text:p>3,675562</text:p>
          </table:table-cell>
          <table:table-cell office:value-type="float" office:value="3.828098" calcext:value-type="float">
            <text:p>3,828098</text:p>
          </table:table-cell>
          <table:table-cell office:value-type="float" office:value="0.695768" calcext:value-type="float">
            <text:p>0,6957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575554" calcext:value-type="float">
            <text:p>0,575554</text:p>
          </table:table-cell>
          <table:table-cell office:value-type="float" office:value="-1.690195" calcext:value-type="float">
            <text:p>-1,690195</text:p>
          </table:table-cell>
          <table:table-cell office:value-type="float" office:value="0.483241" calcext:value-type="float">
            <text:p>0,483241</text:p>
          </table:table-cell>
          <table:table-cell office:value-type="float" office:value="1.849741" calcext:value-type="float">
            <text:p>1,849741</text:p>
          </table:table-cell>
          <table:table-cell office:value-type="float" office:value="0.586276" calcext:value-type="float">
            <text:p>0,5862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039195" calcext:value-type="float">
            <text:p>1,039195</text:p>
          </table:table-cell>
          <table:table-cell office:value-type="float" office:value="-0.442294" calcext:value-type="float">
            <text:p>-0,442294</text:p>
          </table:table-cell>
          <table:table-cell office:value-type="float" office:value="1.581517" calcext:value-type="float">
            <text:p>1,581517</text:p>
          </table:table-cell>
          <table:table-cell office:value-type="float" office:value="1.943385" calcext:value-type="float">
            <text:p>1,943385</text:p>
          </table:table-cell>
          <table:table-cell office:value-type="float" office:value="0.534573" calcext:value-type="float">
            <text:p>0,53457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255802" calcext:value-type="float">
            <text:p>0,255802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761471" calcext:value-type="float">
            <text:p>0,761471</text:p>
          </table:table-cell>
          <table:table-cell office:value-type="float" office:value="0.803444" calcext:value-type="float">
            <text:p>0,803444</text:p>
          </table:table-cell>
          <table:table-cell office:value-type="float" office:value="0.599636" calcext:value-type="float">
            <text:p>0,5996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304546" calcext:value-type="float">
            <text:p>-0,304546</text:p>
          </table:table-cell>
          <table:table-cell office:value-type="float" office:value="1.194653" calcext:value-type="float">
            <text:p>1,194653</text:p>
          </table:table-cell>
          <table:table-cell office:value-type="float" office:value="0.395379" calcext:value-type="float">
            <text:p>0,395379</text:p>
          </table:table-cell>
          <table:table-cell office:value-type="float" office:value="1.294708" calcext:value-type="float">
            <text:p>1,294708</text:p>
          </table:table-cell>
          <table:table-cell office:value-type="float" office:value="0.571119" calcext:value-type="float">
            <text:p>0,57111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607529" calcext:value-type="float">
            <text:p>0,607529</text:p>
          </table:table-cell>
          <table:table-cell office:value-type="float" office:value="0.98758" calcext:value-type="float">
            <text:p>0,98758</text:p>
          </table:table-cell>
          <table:table-cell office:value-type="float" office:value="0.272061" calcext:value-type="float">
            <text:p>0,272061</text:p>
          </table:table-cell>
          <table:table-cell office:value-type="float" office:value="1.190976" calcext:value-type="float">
            <text:p>1,190976</text:p>
          </table:table-cell>
          <table:table-cell office:value-type="float" office:value="0.580022" calcext:value-type="float">
            <text:p>0,58002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234212" calcext:value-type="float">
            <text:p>-1,234212</text:p>
          </table:table-cell>
          <table:table-cell office:value-type="float" office:value="1.59287" calcext:value-type="float">
            <text:p>1,59287</text:p>
          </table:table-cell>
          <table:table-cell office:value-type="float" office:value="0.395379" calcext:value-type="float">
            <text:p>0,395379</text:p>
          </table:table-cell>
          <table:table-cell office:value-type="float" office:value="2.053494" calcext:value-type="float">
            <text:p>2,053494</text:p>
          </table:table-cell>
          <table:table-cell office:value-type="float" office:value="1.078645" calcext:value-type="float">
            <text:p>1,07864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767405" calcext:value-type="float">
            <text:p>0,767405</text:p>
          </table:table-cell>
          <table:table-cell office:value-type="float" office:value="-0.45809" calcext:value-type="float">
            <text:p>-0,45809</text:p>
          </table:table-cell>
          <table:table-cell office:value-type="float" office:value="0.080018" calcext:value-type="float">
            <text:p>0,080018</text:p>
          </table:table-cell>
          <table:table-cell office:value-type="float" office:value="0.897307" calcext:value-type="float">
            <text:p>0,897307</text:p>
          </table:table-cell>
          <table:table-cell office:value-type="float" office:value="0.654413" calcext:value-type="float">
            <text:p>0,65441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144259" calcext:value-type="float">
            <text:p>-0,144259</text:p>
          </table:table-cell>
          <table:table-cell office:value-type="float" office:value="2.357448" calcext:value-type="float">
            <text:p>2,357448</text:p>
          </table:table-cell>
          <table:table-cell office:value-type="float" office:value="2.299057" calcext:value-type="float">
            <text:p>2,299057</text:p>
          </table:table-cell>
          <table:table-cell office:value-type="float" office:value="3.296063" calcext:value-type="float">
            <text:p>3,296063</text:p>
          </table:table-cell>
          <table:table-cell office:value-type="float" office:value="0.872547" calcext:value-type="float">
            <text:p>0,87254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25646" calcext:value-type="float">
            <text:p>-0,25646</text:p>
          </table:table-cell>
          <table:table-cell office:value-type="float" office:value="-1.484844" calcext:value-type="float">
            <text:p>-1,484844</text:p>
          </table:table-cell>
          <table:table-cell office:value-type="float" office:value="0.600391" calcext:value-type="float">
            <text:p>0,600391</text:p>
          </table:table-cell>
          <table:table-cell office:value-type="float" office:value="1.622037" calcext:value-type="float">
            <text:p>1,622037</text:p>
          </table:table-cell>
          <table:table-cell office:value-type="float" office:value="0.83988" calcext:value-type="float">
            <text:p>0,8398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272488" calcext:value-type="float">
            <text:p>-0,272488</text:p>
          </table:table-cell>
          <table:table-cell office:value-type="float" office:value="0.573433" calcext:value-type="float">
            <text:p>0,573433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193319" calcext:value-type="float">
            <text:p>1,193319</text:p>
          </table:table-cell>
          <table:table-cell office:value-type="float" office:value="0.649013" calcext:value-type="float">
            <text:p>0,64901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400718" calcext:value-type="float">
            <text:p>-0,400718</text:p>
          </table:table-cell>
          <table:table-cell office:value-type="float" office:value="1.067223" calcext:value-type="float">
            <text:p>1,067223</text:p>
          </table:table-cell>
          <table:table-cell office:value-type="float" office:value="0.483241" calcext:value-type="float">
            <text:p>0,483241</text:p>
          </table:table-cell>
          <table:table-cell office:value-type="float" office:value="1.238169" calcext:value-type="float">
            <text:p>1,238169</text:p>
          </table:table-cell>
          <table:table-cell office:value-type="float" office:value="0.524716" calcext:value-type="float">
            <text:p>0,52471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1.449512" calcext:value-type="float">
            <text:p>1,449512</text:p>
          </table:table-cell>
          <table:table-cell office:value-type="float" office:value="1.054345" calcext:value-type="float">
            <text:p>1,054345</text:p>
          </table:table-cell>
          <table:table-cell office:value-type="float" office:value="1.794973" calcext:value-type="float">
            <text:p>1,794973</text:p>
          </table:table-cell>
          <table:table-cell office:value-type="float" office:value="0.711932" calcext:value-type="float">
            <text:p>0,71193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223827" calcext:value-type="float">
            <text:p>0,223827</text:p>
          </table:table-cell>
          <table:table-cell office:value-type="float" office:value="0.238931" calcext:value-type="float">
            <text:p>0,238931</text:p>
          </table:table-cell>
          <table:table-cell office:value-type="float" office:value="0.336805" calcext:value-type="float">
            <text:p>0,336805</text:p>
          </table:table-cell>
          <table:table-cell office:value-type="float" office:value="0.469706" calcext:value-type="float">
            <text:p>0,469706</text:p>
          </table:table-cell>
          <table:table-cell office:value-type="float" office:value="0.697343" calcext:value-type="float">
            <text:p>0,69734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843303" calcext:value-type="float">
            <text:p>-1,843303</text:p>
          </table:table-cell>
          <table:table-cell office:value-type="float" office:value="3.281313" calcext:value-type="float">
            <text:p>3,281313</text:p>
          </table:table-cell>
          <table:table-cell office:value-type="float" office:value="2.474781" calcext:value-type="float">
            <text:p>2,474781</text:p>
          </table:table-cell>
          <table:table-cell office:value-type="float" office:value="4.504367" calcext:value-type="float">
            <text:p>4,504367</text:p>
          </table:table-cell>
          <table:table-cell office:value-type="float" office:value="0.989254" calcext:value-type="float">
            <text:p>0,98925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400718" calcext:value-type="float">
            <text:p>-0,400718</text:p>
          </table:table-cell>
          <table:table-cell office:value-type="float" office:value="-0.505479" calcext:value-type="float">
            <text:p>-0,505479</text:p>
          </table:table-cell>
          <table:table-cell office:value-type="float" office:value="2.342988" calcext:value-type="float">
            <text:p>2,342988</text:p>
          </table:table-cell>
          <table:table-cell office:value-type="float" office:value="2.43016" calcext:value-type="float">
            <text:p>2,43016</text:p>
          </table:table-cell>
          <table:table-cell office:value-type="float" office:value="0.847602" calcext:value-type="float">
            <text:p>0,84760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170097" calcext:value-type="float">
            <text:p>-1,170097</text:p>
          </table:table-cell>
          <table:table-cell office:value-type="float" office:value="-0.489683" calcext:value-type="float">
            <text:p>-0,489683</text:p>
          </table:table-cell>
          <table:table-cell office:value-type="float" office:value="1.040234" calcext:value-type="float">
            <text:p>1,040234</text:p>
          </table:table-cell>
          <table:table-cell office:value-type="float" office:value="1.640428" calcext:value-type="float">
            <text:p>1,640428</text:p>
          </table:table-cell>
          <table:table-cell office:value-type="float" office:value="0.699736" calcext:value-type="float">
            <text:p>0,6997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891389" calcext:value-type="float">
            <text:p>-1,891389</text:p>
          </table:table-cell>
          <table:table-cell office:value-type="float" office:value="2.373377" calcext:value-type="float">
            <text:p>2,373377</text:p>
          </table:table-cell>
          <table:table-cell office:value-type="float" office:value="1.648371" calcext:value-type="float">
            <text:p>1,648371</text:p>
          </table:table-cell>
          <table:table-cell office:value-type="float" office:value="3.453607" calcext:value-type="float">
            <text:p>3,453607</text:p>
          </table:table-cell>
          <table:table-cell office:value-type="float" office:value="0.55404" calcext:value-type="float">
            <text:p>0,5540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47086" calcext:value-type="float">
            <text:p>1,47086</text:p>
          </table:table-cell>
          <table:table-cell office:value-type="float" office:value="-2.006119" calcext:value-type="float">
            <text:p>-2,006119</text:p>
          </table:table-cell>
          <table:table-cell office:value-type="float" office:value="0.112025" calcext:value-type="float">
            <text:p>0,112025</text:p>
          </table:table-cell>
          <table:table-cell office:value-type="float" office:value="2.490079" calcext:value-type="float">
            <text:p>2,490079</text:p>
          </table:table-cell>
          <table:table-cell office:value-type="float" office:value="0.982582" calcext:value-type="float">
            <text:p>0,98258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167096" calcext:value-type="float">
            <text:p>1,167096</text:p>
          </table:table-cell>
          <table:table-cell office:value-type="float" office:value="-1.911342" calcext:value-type="float">
            <text:p>-1,911342</text:p>
          </table:table-cell>
          <table:table-cell office:value-type="float" office:value="0.62414" calcext:value-type="float">
            <text:p>0,62414</text:p>
          </table:table-cell>
          <table:table-cell office:value-type="float" office:value="2.324842" calcext:value-type="float">
            <text:p>2,324842</text:p>
          </table:table-cell>
          <table:table-cell office:value-type="float" office:value="0.854318" calcext:value-type="float">
            <text:p>0,85431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1.736229" calcext:value-type="float">
            <text:p>1,736229</text:p>
          </table:table-cell>
          <table:table-cell office:value-type="float" office:value="1.87439" calcext:value-type="float">
            <text:p>1,87439</text:p>
          </table:table-cell>
          <table:table-cell office:value-type="float" office:value="2.557424" calcext:value-type="float">
            <text:p>2,557424</text:p>
          </table:table-cell>
          <table:table-cell office:value-type="float" office:value="0.603924" calcext:value-type="float">
            <text:p>0,60392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783393" calcext:value-type="float">
            <text:p>0,783393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3.045884" calcext:value-type="float">
            <text:p>3,045884</text:p>
          </table:table-cell>
          <table:table-cell office:value-type="float" office:value="3.145173" calcext:value-type="float">
            <text:p>3,145173</text:p>
          </table:table-cell>
          <table:table-cell office:value-type="float" office:value="0.714271" calcext:value-type="float">
            <text:p>0,71427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528948" calcext:value-type="float">
            <text:p>-0,528948</text:p>
          </table:table-cell>
          <table:table-cell office:value-type="float" office:value="1.242439" calcext:value-type="float">
            <text:p>1,242439</text:p>
          </table:table-cell>
          <table:table-cell office:value-type="float" office:value="1.391149" calcext:value-type="float">
            <text:p>1,391149</text:p>
          </table:table-cell>
          <table:table-cell office:value-type="float" office:value="1.938746" calcext:value-type="float">
            <text:p>1,938746</text:p>
          </table:table-cell>
          <table:table-cell office:value-type="float" office:value="0.652985" calcext:value-type="float">
            <text:p>0,65298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687467" calcext:value-type="float">
            <text:p>0,687467</text:p>
          </table:table-cell>
          <table:table-cell office:value-type="float" office:value="0.270788" calcext:value-type="float">
            <text:p>0,270788</text:p>
          </table:table-cell>
          <table:table-cell office:value-type="float" office:value="1.625448" calcext:value-type="float">
            <text:p>1,625448</text:p>
          </table:table-cell>
          <table:table-cell office:value-type="float" office:value="1.785502" calcext:value-type="float">
            <text:p>1,785502</text:p>
          </table:table-cell>
          <table:table-cell office:value-type="float" office:value="0.66742" calcext:value-type="float">
            <text:p>0,6674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2.564596" calcext:value-type="float">
            <text:p>-2,564596</text:p>
          </table:table-cell>
          <table:table-cell office:value-type="float" office:value="0.095572" calcext:value-type="float">
            <text:p>0,095572</text:p>
          </table:table-cell>
          <table:table-cell office:value-type="float" office:value="1.744393" calcext:value-type="float">
            <text:p>1,744393</text:p>
          </table:table-cell>
          <table:table-cell office:value-type="float" office:value="3.103094" calcext:value-type="float">
            <text:p>3,103094</text:p>
          </table:table-cell>
          <table:table-cell office:value-type="float" office:value="0.671464" calcext:value-type="float">
            <text:p>0,67146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319752" calcext:value-type="float">
            <text:p>0,319752</text:p>
          </table:table-cell>
          <table:table-cell office:value-type="float" office:value="0.509719" calcext:value-type="float">
            <text:p>0,509719</text:p>
          </table:table-cell>
          <table:table-cell office:value-type="float" office:value="0.629678" calcext:value-type="float">
            <text:p>0,629678</text:p>
          </table:table-cell>
          <table:table-cell office:value-type="float" office:value="0.870947" calcext:value-type="float">
            <text:p>0,870947</text:p>
          </table:table-cell>
          <table:table-cell office:value-type="float" office:value="0.587614" calcext:value-type="float">
            <text:p>0,58761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783393" calcext:value-type="float">
            <text:p>0,783393</text:p>
          </table:table-cell>
          <table:table-cell office:value-type="float" office:value="-0.284332" calcext:value-type="float">
            <text:p>-0,284332</text:p>
          </table:table-cell>
          <table:table-cell office:value-type="float" office:value="1.232277" calcext:value-type="float">
            <text:p>1,232277</text:p>
          </table:table-cell>
          <table:table-cell office:value-type="float" office:value="1.487635" calcext:value-type="float">
            <text:p>1,487635</text:p>
          </table:table-cell>
          <table:table-cell office:value-type="float" office:value="0.629408" calcext:value-type="float">
            <text:p>0,62940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544977" calcext:value-type="float">
            <text:p>-0,544977</text:p>
          </table:table-cell>
          <table:table-cell office:value-type="float" office:value="0.892007" calcext:value-type="float">
            <text:p>0,892007</text:p>
          </table:table-cell>
          <table:table-cell office:value-type="float" office:value="0.336076" calcext:value-type="float">
            <text:p>0,336076</text:p>
          </table:table-cell>
          <table:table-cell office:value-type="float" office:value="1.098009" calcext:value-type="float">
            <text:p>1,098009</text:p>
          </table:table-cell>
          <table:table-cell office:value-type="float" office:value="0.749056" calcext:value-type="float">
            <text:p>0,74905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737321" calcext:value-type="float">
            <text:p>-0,737321</text:p>
          </table:table-cell>
          <table:table-cell office:value-type="float" office:value="0.095572" calcext:value-type="float">
            <text:p>0,095572</text:p>
          </table:table-cell>
          <table:table-cell office:value-type="float" office:value="1.184266" calcext:value-type="float">
            <text:p>1,184266</text:p>
          </table:table-cell>
          <table:table-cell office:value-type="float" office:value="1.398307" calcext:value-type="float">
            <text:p>1,398307</text:p>
          </table:table-cell>
          <table:table-cell office:value-type="float" office:value="0.982248" calcext:value-type="float">
            <text:p>0,98224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865551" calcext:value-type="float">
            <text:p>-0,865551</text:p>
          </table:table-cell>
          <table:table-cell office:value-type="float" office:value="0.939794" calcext:value-type="float">
            <text:p>0,939794</text:p>
          </table:table-cell>
          <table:table-cell office:value-type="float" office:value="0.600391" calcext:value-type="float">
            <text:p>0,600391</text:p>
          </table:table-cell>
          <table:table-cell office:value-type="float" office:value="1.411687" calcext:value-type="float">
            <text:p>1,411687</text:p>
          </table:table-cell>
          <table:table-cell office:value-type="float" office:value="0.587994" calcext:value-type="float">
            <text:p>0,58799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614749" calcext:value-type="float">
            <text:p>1,614749</text:p>
          </table:table-cell>
          <table:table-cell office:value-type="float" office:value="-0.995161" calcext:value-type="float">
            <text:p>-0,995161</text:p>
          </table:table-cell>
          <table:table-cell office:value-type="float" office:value="1.522942" calcext:value-type="float">
            <text:p>1,522942</text:p>
          </table:table-cell>
          <table:table-cell office:value-type="float" office:value="2.432512" calcext:value-type="float">
            <text:p>2,432512</text:p>
          </table:table-cell>
          <table:table-cell office:value-type="float" office:value="0.537395" calcext:value-type="float">
            <text:p>0,53739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288517" calcext:value-type="float">
            <text:p>-0,288517</text:p>
          </table:table-cell>
          <table:table-cell office:value-type="float" office:value="0.191144" calcext:value-type="float">
            <text:p>0,191144</text:p>
          </table:table-cell>
          <table:table-cell office:value-type="float" office:value="1.391149" calcext:value-type="float">
            <text:p>1,391149</text:p>
          </table:table-cell>
          <table:table-cell office:value-type="float" office:value="1.433553" calcext:value-type="float">
            <text:p>1,433553</text:p>
          </table:table-cell>
          <table:table-cell office:value-type="float" office:value="0.563156" calcext:value-type="float">
            <text:p>0,56315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767405" calcext:value-type="float">
            <text:p>0,767405</text:p>
          </table:table-cell>
          <table:table-cell office:value-type="float" office:value="1.863658" calcext:value-type="float">
            <text:p>1,863658</text:p>
          </table:table-cell>
          <table:table-cell office:value-type="float" office:value="2.269769" calcext:value-type="float">
            <text:p>2,269769</text:p>
          </table:table-cell>
          <table:table-cell office:value-type="float" office:value="3.035455" calcext:value-type="float">
            <text:p>3,035455</text:p>
          </table:table-cell>
          <table:table-cell office:value-type="float" office:value="0.885142" calcext:value-type="float">
            <text:p>0,88514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76316" calcext:value-type="float">
            <text:p>-1,76316</text:p>
          </table:table-cell>
          <table:table-cell office:value-type="float" office:value="1.704371" calcext:value-type="float">
            <text:p>1,704371</text:p>
          </table:table-cell>
          <table:table-cell office:value-type="float" office:value="3.089815" calcext:value-type="float">
            <text:p>3,089815</text:p>
          </table:table-cell>
          <table:table-cell office:value-type="float" office:value="3.944689" calcext:value-type="float">
            <text:p>3,944689</text:p>
          </table:table-cell>
          <table:table-cell office:value-type="float" office:value="0.661701" calcext:value-type="float">
            <text:p>0,6617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057896" calcext:value-type="float">
            <text:p>-1,057896</text:p>
          </table:table-cell>
          <table:table-cell office:value-type="float" office:value="-1.074143" calcext:value-type="float">
            <text:p>-1,074143</text:p>
          </table:table-cell>
          <table:table-cell office:value-type="float" office:value="0.746827" calcext:value-type="float">
            <text:p>0,746827</text:p>
          </table:table-cell>
          <table:table-cell office:value-type="float" office:value="1.682462" calcext:value-type="float">
            <text:p>1,682462</text:p>
          </table:table-cell>
          <table:table-cell office:value-type="float" office:value="0.647209" calcext:value-type="float">
            <text:p>0,64720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67148" calcext:value-type="float">
            <text:p>0,67148</text:p>
          </table:table-cell>
          <table:table-cell office:value-type="float" office:value="-0.236943" calcext:value-type="float">
            <text:p>-0,236943</text:p>
          </table:table-cell>
          <table:table-cell office:value-type="float" office:value="0.776115" calcext:value-type="float">
            <text:p>0,776115</text:p>
          </table:table-cell>
          <table:table-cell office:value-type="float" office:value="1.053272" calcext:value-type="float">
            <text:p>1,053272</text:p>
          </table:table-cell>
          <table:table-cell office:value-type="float" office:value="0.915484" calcext:value-type="float">
            <text:p>0,915484</text:p>
          </table:table-cell>
        </table:table-row>
      </table:table>
      <table:table table:name="Diagramme" table:style-name="ta1">
        <table:shapes>
          <draw:frame draw:z-index="0" draw:name="Evolution Vibration et Angle , drone a plat au sol" draw:style-name="gr1" draw:text-style-name="P1" svg:width="326.4mm" svg:height="130.94mm" svg:x="0mm" svg:y="0.33mm">
            <loext:p draw:notify-on-update-of-ranges="Valeurs.A1:Valeurs.A183 Valeurs.B1:Valeurs.B1 Valeurs.B2:Valeurs.B183 Valeurs.C1:Valeurs.C1 Valeurs.C2:Valeurs.C183 Valeurs.D1:Valeurs.D1 Valeurs.D2:Valeurs.D183 Valeurs.F1:Valeurs.F1 Valeurs.F2:Valeurs.F1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00:32:08.686889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33:20.039474960</meta:creation-date>
    <dc:date>2017-05-07T00:51:53.135570257</dc:date>
    <meta:editing-duration>PT50M24S</meta:editing-duration>
    <meta:editing-cycles>16</meta:editing-cycles>
    <meta:generator>LibreOffice/5.1.6.2$Linux_X86_64 LibreOffice_project/10m0$Build-2</meta:generator>
    <meta:document-statistic meta:table-count="2" meta:cell-count="10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641cm" svg:height="13.095cm" xlink:href=".." xlink:type="simple" chart:class="chart:bar" chart:style-name="ch1">
        <chart:title svg:x="14.355cm" svg:y="0.397cm" chart:style-name="ch2">
          <text:p>Evolution Vibration</text:p>
        </chart:title>
        <chart:subtitle svg:x="14.572cm" svg:y="1.468cm" chart:style-name="ch3">
          <text:p>drone au sol , a plat</text:p>
        </chart:subtitle>
        <chart:legend chart:legend-position="end" svg:x="29.478cm" svg:y="5.541cm" style:legend-expansion="high" chart:style-name="ch4"/>
        <chart:plot-area chart:style-name="ch5" table:cell-range-address="Valeurs.A1:Valeurs.D183 Valeurs.F1:Valeurs.F183" chart:data-source-has-labels="both" svg:x="1.638cm" svg:y="2.4cm" svg:width="27.188cm" svg:height="10.434cm">
          <chartooo:coordinate-region svg:x="2.203cm" svg:y="4.052cm" svg:width="26.058cm" svg:height="8.593cm"/>
          <chart:axis chart:dimension="x" chart:name="primary-x" chart:style-name="ch6" chartooo:axis-type="text">
            <chart:categories table:cell-range-address="Valeurs.A1:Valeurs.A183"/>
          </chart:axis>
          <chart:axis chart:dimension="x" chart:name="secondary-x" chart:style-name="ch7"/>
          <chart:axis chart:dimension="y" chart:name="primary-y" chart:style-name="ch8">
            <chart:title svg:x="0.451cm" svg:y="8.709cm" chart:style-name="ch9">
              <text:p>Accelerometr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Valeurs.B2:Valeurs.B183" chart:label-cell-address="Valeurs.B1:Valeurs.B1" chart:class="chart:bar">
            <chart:data-point chart:repeated="182"/>
          </chart:series>
          <chart:series chart:attached-axis="primary-y" chart:style-name="ch13" chart:values-cell-range-address="Valeurs.C2:Valeurs.C183" chart:label-cell-address="Valeurs.C1:Valeurs.C1" chart:class="chart:bar">
            <chart:data-point chart:repeated="182"/>
          </chart:series>
          <chart:series chart:attached-axis="primary-y" chart:style-name="ch14" chart:values-cell-range-address="Valeurs.D2:Valeurs.D183" chart:label-cell-address="Valeurs.D1:Valeurs.D1" chart:class="chart:bar">
            <chart:data-point chart:repeated="182"/>
          </chart:series>
          <chart:series chart:attached-axis="primary-y" chart:style-name="ch15" chart:values-cell-range-address="Valeurs.F2:Valeurs.F183" chart:label-cell-address="Valeurs.F1:Valeurs.F1" chart:class="chart:line">
            <chart:data-point chart:repeated="18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Valeurs.B1:Valeurs.B1</svg:desc>
                </draw:g>
              </table:table-cell>
              <table:table-cell office:value-type="string">
                <text:p>Y</text:p>
                <draw:g>
                  <svg:desc>Valeurs.C1:Valeurs.C1</svg:desc>
                </draw:g>
              </table:table-cell>
              <table:table-cell office:value-type="string">
                <text:p>Z</text:p>
                <draw:g>
                  <svg:desc>Valeurs.D1:Valeurs.D1</svg:desc>
                </draw:g>
              </table:table-cell>
              <table:table-cell office:value-type="string">
                <text:p>VIBRATION</text:p>
                <draw:g>
                  <svg:desc>Valeurs.F1:Valeur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issance</text:p>
                <draw:g>
                  <svg:desc>Valeurs.A1:Valeurs.A183</svg:desc>
                </draw:g>
              </table:table-cell>
              <table:table-cell office:value-type="float" office:value="-0.016029">
                <text:p>-0.016029</text:p>
                <draw:g>
                  <svg:desc>Valeurs.B2:Valeurs.B183</svg:desc>
                </draw:g>
              </table:table-cell>
              <table:table-cell office:value-type="float" office:value="0">
                <text:p>0</text:p>
                <draw:g>
                  <svg:desc>Valeurs.C2:Valeurs.C183</svg:desc>
                </draw:g>
              </table:table-cell>
              <table:table-cell office:value-type="float" office:value="0.966482">
                <text:p>0.966482</text:p>
                <draw:g>
                  <svg:desc>Valeurs.D2:Valeurs.D183</svg:desc>
                </draw:g>
              </table:table-cell>
              <table:table-cell office:value-type="float" office:value="0.015352">
                <text:p>0.015352</text:p>
                <draw:g>
                  <svg:desc>Valeurs.F2:Valeurs.F18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51839">
                <text:p>0.951839</text:p>
              </table:table-cell>
              <table:table-cell office:value-type="float" office:value="0.009642">
                <text:p>0.0096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22551">
                <text:p>0.922551</text:p>
              </table:table-cell>
              <table:table-cell office:value-type="float" office:value="0.013083">
                <text:p>0.0130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029">
                <text:p>-0.016029</text:p>
              </table:table-cell>
              <table:table-cell office:value-type="float" office:value="0">
                <text:p>0</text:p>
              </table:table-cell>
              <table:table-cell office:value-type="float" office:value="0.981126">
                <text:p>0.981126</text:p>
              </table:table-cell>
              <table:table-cell office:value-type="float" office:value="0.013428">
                <text:p>0.0134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37195">
                <text:p>0.937195</text:p>
              </table:table-cell>
              <table:table-cell office:value-type="float" office:value="0.018759">
                <text:p>0.0187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0.031857">
                <text:p>0.031857</text:p>
              </table:table-cell>
              <table:table-cell office:value-type="float" office:value="0.951839">
                <text:p>0.951839</text:p>
              </table:table-cell>
              <table:table-cell office:value-type="float" office:value="0.018609">
                <text:p>0.0186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51839">
                <text:p>0.951839</text:p>
              </table:table-cell>
              <table:table-cell office:value-type="float" office:value="0.012136">
                <text:p>0.012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9577">
                <text:p>0.99577</text:p>
              </table:table-cell>
              <table:table-cell office:value-type="float" office:value="0.019122">
                <text:p>0.0191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63185">
                <text:p>-0.063185</text:p>
              </table:table-cell>
              <table:table-cell office:value-type="float" office:value="0.907908">
                <text:p>0.907908</text:p>
              </table:table-cell>
              <table:table-cell office:value-type="float" office:value="0.028347">
                <text:p>0.0283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7963">
                <text:p>0.047963</text:p>
              </table:table-cell>
              <table:table-cell office:value-type="float" office:value="0.015929">
                <text:p>0.015929</text:p>
              </table:table-cell>
              <table:table-cell office:value-type="float" office:value="0.937195">
                <text:p>0.937195</text:p>
              </table:table-cell>
              <table:table-cell office:value-type="float" office:value="0.027182">
                <text:p>0.0271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2057">
                <text:p>-0.032057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81126">
                <text:p>0.981126</text:p>
              </table:table-cell>
              <table:table-cell office:value-type="float" office:value="0.01935">
                <text:p>0.019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51839">
                <text:p>0.951839</text:p>
              </table:table-cell>
              <table:table-cell office:value-type="float" office:value="0.020757">
                <text:p>0.0207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142166">
                <text:p>-0.142166</text:p>
              </table:table-cell>
              <table:table-cell office:value-type="float" office:value="0.937195">
                <text:p>0.937195</text:p>
              </table:table-cell>
              <table:table-cell office:value-type="float" office:value="0.024258">
                <text:p>0.0242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1975">
                <text:p>0.031975</text:p>
              </table:table-cell>
              <table:table-cell office:value-type="float" office:value="0.015929">
                <text:p>0.015929</text:p>
              </table:table-cell>
              <table:table-cell office:value-type="float" office:value="0.907908">
                <text:p>0.907908</text:p>
              </table:table-cell>
              <table:table-cell office:value-type="float" office:value="0.021055">
                <text:p>0.0210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0.015929">
                <text:p>0.015929</text:p>
              </table:table-cell>
              <table:table-cell office:value-type="float" office:value="0.951839">
                <text:p>0.951839</text:p>
              </table:table-cell>
              <table:table-cell office:value-type="float" office:value="0.042842">
                <text:p>0.0428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63185">
                <text:p>-0.063185</text:p>
              </table:table-cell>
              <table:table-cell office:value-type="float" office:value="1.025057">
                <text:p>1.025057</text:p>
              </table:table-cell>
              <table:table-cell office:value-type="float" office:value="0.032513">
                <text:p>0.0325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078981">
                <text:p>-0.078981</text:p>
              </table:table-cell>
              <table:table-cell office:value-type="float" office:value="0.966482">
                <text:p>0.966482</text:p>
              </table:table-cell>
              <table:table-cell office:value-type="float" office:value="0.029462">
                <text:p>0.0294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9938">
                <text:p>0.079938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07908">
                <text:p>0.907908</text:p>
              </table:table-cell>
              <table:table-cell office:value-type="float" office:value="0.026986">
                <text:p>0.0269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37195">
                <text:p>0.937195</text:p>
              </table:table-cell>
              <table:table-cell office:value-type="float" office:value="0.040067">
                <text:p>0.04006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81126">
                <text:p>0.981126</text:p>
              </table:table-cell>
              <table:table-cell office:value-type="float" office:value="0.04348">
                <text:p>0.0434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51839">
                <text:p>0.951839</text:p>
              </table:table-cell>
              <table:table-cell office:value-type="float" office:value="0.027394">
                <text:p>0.02739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078981">
                <text:p>-0.078981</text:p>
              </table:table-cell>
              <table:table-cell office:value-type="float" office:value="1.010414">
                <text:p>1.010414</text:p>
              </table:table-cell>
              <table:table-cell office:value-type="float" office:value="0.030259">
                <text:p>0.03025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16029">
                <text:p>-0.016029</text:p>
              </table:table-cell>
              <table:table-cell office:value-type="float" office:value="0.047786">
                <text:p>0.047786</text:p>
              </table:table-cell>
              <table:table-cell office:value-type="float" office:value="0.922551">
                <text:p>0.922551</text:p>
              </table:table-cell>
              <table:table-cell office:value-type="float" office:value="0.031933">
                <text:p>0.03193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95926">
                <text:p>0.095926</text:p>
              </table:table-cell>
              <table:table-cell office:value-type="float" office:value="-0.031592">
                <text:p>-0.031592</text:p>
              </table:table-cell>
              <table:table-cell office:value-type="float" office:value="1.083632">
                <text:p>1.083632</text:p>
              </table:table-cell>
              <table:table-cell office:value-type="float" office:value="0.034556">
                <text:p>0.03455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5988">
                <text:p>0.015988</text:p>
              </table:table-cell>
              <table:table-cell office:value-type="float" office:value="0.015929">
                <text:p>0.015929</text:p>
              </table:table-cell>
              <table:table-cell office:value-type="float" office:value="0.937195">
                <text:p>0.937195</text:p>
              </table:table-cell>
              <table:table-cell office:value-type="float" office:value="0.040441">
                <text:p>0.04044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16029">
                <text:p>-0.016029</text:p>
              </table:table-cell>
              <table:table-cell office:value-type="float" office:value="0">
                <text:p>0</text:p>
              </table:table-cell>
              <table:table-cell office:value-type="float" office:value="0.966482">
                <text:p>0.966482</text:p>
              </table:table-cell>
              <table:table-cell office:value-type="float" office:value="0.03755">
                <text:p>0.0375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144259">
                <text:p>-0.144259</text:p>
              </table:table-cell>
              <table:table-cell office:value-type="float" office:value="0">
                <text:p>0</text:p>
              </table:table-cell>
              <table:table-cell office:value-type="float" office:value="0.99577">
                <text:p>0.99577</text:p>
              </table:table-cell>
              <table:table-cell office:value-type="float" office:value="0.034555">
                <text:p>0.03455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64115">
                <text:p>-0.064115</text:p>
              </table:table-cell>
              <table:table-cell office:value-type="float" office:value="-0.063185">
                <text:p>-0.063185</text:p>
              </table:table-cell>
              <table:table-cell office:value-type="float" office:value="0.99577">
                <text:p>0.99577</text:p>
              </table:table-cell>
              <table:table-cell office:value-type="float" office:value="0.029938">
                <text:p>0.02993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112201">
                <text:p>-0.112201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81126">
                <text:p>0.981126</text:p>
              </table:table-cell>
              <table:table-cell office:value-type="float" office:value="0.027129">
                <text:p>0.02712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0">
                <text:p>0</text:p>
              </table:table-cell>
              <table:table-cell office:value-type="float" office:value="0.937195">
                <text:p>0.937195</text:p>
              </table:table-cell>
              <table:table-cell office:value-type="float" office:value="0.034512">
                <text:p>0.03451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063185">
                <text:p>-0.063185</text:p>
              </table:table-cell>
              <table:table-cell office:value-type="float" office:value="0.805402">
                <text:p>0.805402</text:p>
              </table:table-cell>
              <table:table-cell office:value-type="float" office:value="0.037578">
                <text:p>0.03757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95926">
                <text:p>0.095926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66482">
                <text:p>0.966482</text:p>
              </table:table-cell>
              <table:table-cell office:value-type="float" office:value="0.035223">
                <text:p>0.03522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9577">
                <text:p>0.99577</text:p>
              </table:table-cell>
              <table:table-cell office:value-type="float" office:value="0.035082">
                <text:p>0.03508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5988">
                <text:p>0.015988</text:p>
              </table:table-cell>
              <table:table-cell office:value-type="float" office:value="0.031857">
                <text:p>0.031857</text:p>
              </table:table-cell>
              <table:table-cell office:value-type="float" office:value="0.922551">
                <text:p>0.922551</text:p>
              </table:table-cell>
              <table:table-cell office:value-type="float" office:value="0.028006">
                <text:p>0.02800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48086">
                <text:p>-0.048086</text:p>
              </table:table-cell>
              <table:table-cell office:value-type="float" office:value="0.015929">
                <text:p>0.015929</text:p>
              </table:table-cell>
              <table:table-cell office:value-type="float" office:value="0.907908">
                <text:p>0.907908</text:p>
              </table:table-cell>
              <table:table-cell office:value-type="float" office:value="0.036195">
                <text:p>0.03619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64115">
                <text:p>-0.064115</text:p>
              </table:table-cell>
              <table:table-cell office:value-type="float" office:value="0">
                <text:p>0</text:p>
              </table:table-cell>
              <table:table-cell office:value-type="float" office:value="0.907908">
                <text:p>0.907908</text:p>
              </table:table-cell>
              <table:table-cell office:value-type="float" office:value="0.031922">
                <text:p>0.03192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66482">
                <text:p>0.966482</text:p>
              </table:table-cell>
              <table:table-cell office:value-type="float" office:value="0.030302">
                <text:p>0.03030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094777">
                <text:p>-0.094777</text:p>
              </table:table-cell>
              <table:table-cell office:value-type="float" office:value="1.010414">
                <text:p>1.010414</text:p>
              </table:table-cell>
              <table:table-cell office:value-type="float" office:value="0.052116">
                <text:p>0.05211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64115">
                <text:p>-0.064115</text:p>
              </table:table-cell>
              <table:table-cell office:value-type="float" office:value="0.015929">
                <text:p>0.015929</text:p>
              </table:table-cell>
              <table:table-cell office:value-type="float" office:value="0.981126">
                <text:p>0.981126</text:p>
              </table:table-cell>
              <table:table-cell office:value-type="float" office:value="0.03049">
                <text:p>0.030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31975">
                <text:p>0.031975</text:p>
              </table:table-cell>
              <table:table-cell office:value-type="float" office:value="-0.078981">
                <text:p>-0.078981</text:p>
              </table:table-cell>
              <table:table-cell office:value-type="float" office:value="0.87862">
                <text:p>0.87862</text:p>
              </table:table-cell>
              <table:table-cell office:value-type="float" office:value="0.02376">
                <text:p>0.0237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0.015929">
                <text:p>0.015929</text:p>
              </table:table-cell>
              <table:table-cell office:value-type="float" office:value="0.951839">
                <text:p>0.951839</text:p>
              </table:table-cell>
              <table:table-cell office:value-type="float" office:value="0.032637">
                <text:p>0.03263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">
                <text:p>-0</text:p>
              </table:table-cell>
              <table:table-cell office:value-type="float" office:value="-0.094777">
                <text:p>-0.094777</text:p>
              </table:table-cell>
              <table:table-cell office:value-type="float" office:value="0.981126">
                <text:p>0.981126</text:p>
              </table:table-cell>
              <table:table-cell office:value-type="float" office:value="0.030156">
                <text:p>0.03015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95926">
                <text:p>0.095926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22551">
                <text:p>0.922551</text:p>
              </table:table-cell>
              <table:table-cell office:value-type="float" office:value="0.028978">
                <text:p>0.02897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0.031857">
                <text:p>0.031857</text:p>
              </table:table-cell>
              <table:table-cell office:value-type="float" office:value="0.907908">
                <text:p>0.907908</text:p>
              </table:table-cell>
              <table:table-cell office:value-type="float" office:value="0.025082">
                <text:p>0.02508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-0.063185">
                <text:p>-0.063185</text:p>
              </table:table-cell>
              <table:table-cell office:value-type="float" office:value="1.010414">
                <text:p>1.010414</text:p>
              </table:table-cell>
              <table:table-cell office:value-type="float" office:value="0.026068">
                <text:p>0.02606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">
                <text:p>-0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37195">
                <text:p>0.937195</text:p>
              </table:table-cell>
              <table:table-cell office:value-type="float" office:value="0.036553">
                <text:p>0.03655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31975">
                <text:p>0.031975</text:p>
              </table:table-cell>
              <table:table-cell office:value-type="float" office:value="-0.031592">
                <text:p>-0.031592</text:p>
              </table:table-cell>
              <table:table-cell office:value-type="float" office:value="0.893264">
                <text:p>0.893264</text:p>
              </table:table-cell>
              <table:table-cell office:value-type="float" office:value="0.042019">
                <text:p>0.04201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07908">
                <text:p>0.907908</text:p>
              </table:table-cell>
              <table:table-cell office:value-type="float" office:value="0.038391">
                <text:p>0.03839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">
                <text:p>-0</text:p>
              </table:table-cell>
              <table:table-cell office:value-type="float" office:value="0.095572">
                <text:p>0.095572</text:p>
              </table:table-cell>
              <table:table-cell office:value-type="float" office:value="0.99577">
                <text:p>0.99577</text:p>
              </table:table-cell>
              <table:table-cell office:value-type="float" office:value="0.048831">
                <text:p>0.04883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27901">
                <text:p>0.127901</text:p>
              </table:table-cell>
              <table:table-cell office:value-type="float" office:value="0.079644">
                <text:p>0.079644</text:p>
              </table:table-cell>
              <table:table-cell office:value-type="float" office:value="0.99577">
                <text:p>0.99577</text:p>
              </table:table-cell>
              <table:table-cell office:value-type="float" office:value="0.048642">
                <text:p>0.04864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25646">
                <text:p>-0.25646</text:p>
              </table:table-cell>
              <table:table-cell office:value-type="float" office:value="0.079644">
                <text:p>0.079644</text:p>
              </table:table-cell>
              <table:table-cell office:value-type="float" office:value="0.922551">
                <text:p>0.922551</text:p>
              </table:table-cell>
              <table:table-cell office:value-type="float" office:value="0.059467">
                <text:p>0.05946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96172">
                <text:p>-0.096172</text:p>
              </table:table-cell>
              <table:table-cell office:value-type="float" office:value="0.031857">
                <text:p>0.031857</text:p>
              </table:table-cell>
              <table:table-cell office:value-type="float" office:value="1.083632">
                <text:p>1.083632</text:p>
              </table:table-cell>
              <table:table-cell office:value-type="float" office:value="0.105177">
                <text:p>0.10517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75864">
                <text:p>0.175864</text:p>
              </table:table-cell>
              <table:table-cell office:value-type="float" office:value="0.015929">
                <text:p>0.015929</text:p>
              </table:table-cell>
              <table:table-cell office:value-type="float" office:value="0.87862">
                <text:p>0.87862</text:p>
              </table:table-cell>
              <table:table-cell office:value-type="float" office:value="0.072162">
                <text:p>0.07216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24402">
                <text:p>-0.224402</text:p>
              </table:table-cell>
              <table:table-cell office:value-type="float" office:value="-0.236943">
                <text:p>-0.236943</text:p>
              </table:table-cell>
              <table:table-cell office:value-type="float" office:value="1.054345">
                <text:p>1.054345</text:p>
              </table:table-cell>
              <table:table-cell office:value-type="float" office:value="0.067214">
                <text:p>0.06721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">
                <text:p>-0</text:p>
              </table:table-cell>
              <table:table-cell office:value-type="float" office:value="-0.236943">
                <text:p>-0.236943</text:p>
              </table:table-cell>
              <table:table-cell office:value-type="float" office:value="1.025057">
                <text:p>1.025057</text:p>
              </table:table-cell>
              <table:table-cell office:value-type="float" office:value="0.07862">
                <text:p>0.0786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08373">
                <text:p>-0.208373</text:p>
              </table:table-cell>
              <table:table-cell office:value-type="float" office:value="-0.205351">
                <text:p>-0.205351</text:p>
              </table:table-cell>
              <table:table-cell office:value-type="float" office:value="0.981126">
                <text:p>0.981126</text:p>
              </table:table-cell>
              <table:table-cell office:value-type="float" office:value="0.063679">
                <text:p>0.06367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40431">
                <text:p>-0.240431</text:p>
              </table:table-cell>
              <table:table-cell office:value-type="float" office:value="-0.110574">
                <text:p>-0.110574</text:p>
              </table:table-cell>
              <table:table-cell office:value-type="float" office:value="1.083632">
                <text:p>1.083632</text:p>
              </table:table-cell>
              <table:table-cell office:value-type="float" office:value="0.056761">
                <text:p>0.05676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32057">
                <text:p>-0.032057</text:p>
              </table:table-cell>
              <table:table-cell office:value-type="float" office:value="-0.12637">
                <text:p>-0.12637</text:p>
              </table:table-cell>
              <table:table-cell office:value-type="float" office:value="0.849333">
                <text:p>0.849333</text:p>
              </table:table-cell>
              <table:table-cell office:value-type="float" office:value="0.083571">
                <text:p>0.08357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11913">
                <text:p>0.111913</text:p>
              </table:table-cell>
              <table:table-cell office:value-type="float" office:value="0.159287">
                <text:p>0.159287</text:p>
              </table:table-cell>
              <table:table-cell office:value-type="float" office:value="0.776115">
                <text:p>0.776115</text:p>
              </table:table-cell>
              <table:table-cell office:value-type="float" office:value="0.084798">
                <text:p>0.08479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48086">
                <text:p>-0.048086</text:p>
              </table:table-cell>
              <table:table-cell office:value-type="float" office:value="0">
                <text:p>0</text:p>
              </table:table-cell>
              <table:table-cell office:value-type="float" office:value="0.87862">
                <text:p>0.87862</text:p>
              </table:table-cell>
              <table:table-cell office:value-type="float" office:value="0.064723">
                <text:p>0.06472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96172">
                <text:p>-0.096172</text:p>
              </table:table-cell>
              <table:table-cell office:value-type="float" office:value="0.031857">
                <text:p>0.031857</text:p>
              </table:table-cell>
              <table:table-cell office:value-type="float" office:value="0.849333">
                <text:p>0.849333</text:p>
              </table:table-cell>
              <table:table-cell office:value-type="float" office:value="0.067434">
                <text:p>0.06743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59876">
                <text:p>0.159876</text:p>
              </table:table-cell>
              <table:table-cell office:value-type="float" office:value="0.159287">
                <text:p>0.159287</text:p>
              </table:table-cell>
              <table:table-cell office:value-type="float" office:value="0.834689">
                <text:p>0.834689</text:p>
              </table:table-cell>
              <table:table-cell office:value-type="float" office:value="0.065709">
                <text:p>0.06570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6395">
                <text:p>0.06395</text:p>
              </table:table-cell>
              <table:table-cell office:value-type="float" office:value="-0.031592">
                <text:p>-0.031592</text:p>
              </table:table-cell>
              <table:table-cell office:value-type="float" office:value="1.010414">
                <text:p>1.010414</text:p>
              </table:table-cell>
              <table:table-cell office:value-type="float" office:value="0.063793">
                <text:p>0.06379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157962">
                <text:p>-0.157962</text:p>
              </table:table-cell>
              <table:table-cell office:value-type="float" office:value="0.966482">
                <text:p>0.966482</text:p>
              </table:table-cell>
              <table:table-cell office:value-type="float" office:value="0.062206">
                <text:p>0.06220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47963">
                <text:p>0.047963</text:p>
              </table:table-cell>
              <table:table-cell office:value-type="float" office:value="0.159287">
                <text:p>0.159287</text:p>
              </table:table-cell>
              <table:table-cell office:value-type="float" office:value="0.893264">
                <text:p>0.893264</text:p>
              </table:table-cell>
              <table:table-cell office:value-type="float" office:value="0.079328">
                <text:p>0.0793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08373">
                <text:p>-0.208373</text:p>
              </table:table-cell>
              <table:table-cell office:value-type="float" office:value="-0.142166">
                <text:p>-0.142166</text:p>
              </table:table-cell>
              <table:table-cell office:value-type="float" office:value="0.87862">
                <text:p>0.87862</text:p>
              </table:table-cell>
              <table:table-cell office:value-type="float" office:value="0.086926">
                <text:p>0.08692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24402">
                <text:p>-0.224402</text:p>
              </table:table-cell>
              <table:table-cell office:value-type="float" office:value="-0.047389">
                <text:p>-0.047389</text:p>
              </table:table-cell>
              <table:table-cell office:value-type="float" office:value="0.834689">
                <text:p>0.834689</text:p>
              </table:table-cell>
              <table:table-cell office:value-type="float" office:value="0.078805">
                <text:p>0.0788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48086">
                <text:p>-0.048086</text:p>
              </table:table-cell>
              <table:table-cell office:value-type="float" office:value="0.031857">
                <text:p>0.031857</text:p>
              </table:table-cell>
              <table:table-cell office:value-type="float" office:value="0.966482">
                <text:p>0.966482</text:p>
              </table:table-cell>
              <table:table-cell office:value-type="float" office:value="0.06458">
                <text:p>0.0645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32057">
                <text:p>-0.032057</text:p>
              </table:table-cell>
              <table:table-cell office:value-type="float" office:value="0.047786">
                <text:p>0.047786</text:p>
              </table:table-cell>
              <table:table-cell office:value-type="float" office:value="0.863977">
                <text:p>0.863977</text:p>
              </table:table-cell>
              <table:table-cell office:value-type="float" office:value="0.07829">
                <text:p>0.0782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160287">
                <text:p>-0.160287</text:p>
              </table:table-cell>
              <table:table-cell office:value-type="float" office:value="0.270788">
                <text:p>0.270788</text:p>
              </table:table-cell>
              <table:table-cell office:value-type="float" office:value="1.15685">
                <text:p>1.15685</text:p>
              </table:table-cell>
              <table:table-cell office:value-type="float" office:value="0.104799">
                <text:p>0.1047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27901">
                <text:p>0.127901</text:p>
              </table:table-cell>
              <table:table-cell office:value-type="float" office:value="-0.047389">
                <text:p>-0.047389</text:p>
              </table:table-cell>
              <table:table-cell office:value-type="float" office:value="0.746827">
                <text:p>0.746827</text:p>
              </table:table-cell>
              <table:table-cell office:value-type="float" office:value="0.124866">
                <text:p>0.12486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272488">
                <text:p>-0.272488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37195">
                <text:p>0.937195</text:p>
              </table:table-cell>
              <table:table-cell office:value-type="float" office:value="0.123443">
                <text:p>0.12344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31975">
                <text:p>0.031975</text:p>
              </table:table-cell>
              <table:table-cell office:value-type="float" office:value="-0.047389">
                <text:p>-0.047389</text:p>
              </table:table-cell>
              <table:table-cell office:value-type="float" office:value="0.805402">
                <text:p>0.805402</text:p>
              </table:table-cell>
              <table:table-cell office:value-type="float" office:value="0.102528">
                <text:p>0.10252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064115">
                <text:p>-0.064115</text:p>
              </table:table-cell>
              <table:table-cell office:value-type="float" office:value="0.12743">
                <text:p>0.12743</text:p>
              </table:table-cell>
              <table:table-cell office:value-type="float" office:value="0.951839">
                <text:p>0.951839</text:p>
              </table:table-cell>
              <table:table-cell office:value-type="float" office:value="0.123365">
                <text:p>0.12336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094777">
                <text:p>-0.094777</text:p>
              </table:table-cell>
              <table:table-cell office:value-type="float" office:value="1.15685">
                <text:p>1.15685</text:p>
              </table:table-cell>
              <table:table-cell office:value-type="float" office:value="0.129102">
                <text:p>0.12910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75864">
                <text:p>0.175864</text:p>
              </table:table-cell>
              <table:table-cell office:value-type="float" office:value="0.191144">
                <text:p>0.191144</text:p>
              </table:table-cell>
              <table:table-cell office:value-type="float" office:value="1.200781">
                <text:p>1.200781</text:p>
              </table:table-cell>
              <table:table-cell office:value-type="float" office:value="0.155988">
                <text:p>0.15598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15796">
                <text:p>-0.015796</text:p>
              </table:table-cell>
              <table:table-cell office:value-type="float" office:value="1.039701">
                <text:p>1.039701</text:p>
              </table:table-cell>
              <table:table-cell office:value-type="float" office:value="0.100634">
                <text:p>0.10063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47963">
                <text:p>0.047963</text:p>
              </table:table-cell>
              <table:table-cell office:value-type="float" office:value="0.111501">
                <text:p>0.111501</text:p>
              </table:table-cell>
              <table:table-cell office:value-type="float" office:value="1.083632">
                <text:p>1.083632</text:p>
              </table:table-cell>
              <table:table-cell office:value-type="float" office:value="0.146348">
                <text:p>0.14634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144259">
                <text:p>-0.144259</text:p>
              </table:table-cell>
              <table:table-cell office:value-type="float" office:value="-0.173758">
                <text:p>-0.173758</text:p>
              </table:table-cell>
              <table:table-cell office:value-type="float" office:value="0.893264">
                <text:p>0.893264</text:p>
              </table:table-cell>
              <table:table-cell office:value-type="float" office:value="0.142105">
                <text:p>0.14210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87777">
                <text:p>0.287777</text:p>
              </table:table-cell>
              <table:table-cell office:value-type="float" office:value="-0.157962">
                <text:p>-0.157962</text:p>
              </table:table-cell>
              <table:table-cell office:value-type="float" office:value="0.527172">
                <text:p>0.527172</text:p>
              </table:table-cell>
              <table:table-cell office:value-type="float" office:value="0.151727">
                <text:p>0.15172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47963">
                <text:p>0.047963</text:p>
              </table:table-cell>
              <table:table-cell office:value-type="float" office:value="0">
                <text:p>0</text:p>
              </table:table-cell>
              <table:table-cell office:value-type="float" office:value="0.849333">
                <text:p>0.849333</text:p>
              </table:table-cell>
              <table:table-cell office:value-type="float" office:value="0.101361">
                <text:p>0.10136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096172">
                <text:p>-0.096172</text:p>
              </table:table-cell>
              <table:table-cell office:value-type="float" office:value="0.015929">
                <text:p>0.015929</text:p>
              </table:table-cell>
              <table:table-cell office:value-type="float" office:value="0.790758">
                <text:p>0.790758</text:p>
              </table:table-cell>
              <table:table-cell office:value-type="float" office:value="0.129519">
                <text:p>0.12951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110574">
                <text:p>-0.110574</text:p>
              </table:table-cell>
              <table:table-cell office:value-type="float" office:value="0.820046">
                <text:p>0.820046</text:p>
              </table:table-cell>
              <table:table-cell office:value-type="float" office:value="0.143707">
                <text:p>0.14370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284332">
                <text:p>-0.284332</text:p>
              </table:table-cell>
              <table:table-cell office:value-type="float" office:value="0.746827">
                <text:p>0.746827</text:p>
              </table:table-cell>
              <table:table-cell office:value-type="float" office:value="0.155135">
                <text:p>0.15513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11913">
                <text:p>0.111913</text:p>
              </table:table-cell>
              <table:table-cell office:value-type="float" office:value="-0.110574">
                <text:p>-0.110574</text:p>
              </table:table-cell>
              <table:table-cell office:value-type="float" office:value="0.893264">
                <text:p>0.893264</text:p>
              </table:table-cell>
              <table:table-cell office:value-type="float" office:value="0.155738">
                <text:p>0.15573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192345">
                <text:p>-0.192345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07908">
                <text:p>0.907908</text:p>
              </table:table-cell>
              <table:table-cell office:value-type="float" office:value="0.1339">
                <text:p>0.13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23827">
                <text:p>0.223827</text:p>
              </table:table-cell>
              <table:table-cell office:value-type="float" office:value="0.031857">
                <text:p>0.031857</text:p>
              </table:table-cell>
              <table:table-cell office:value-type="float" office:value="1.010414">
                <text:p>1.010414</text:p>
              </table:table-cell>
              <table:table-cell office:value-type="float" office:value="0.135775">
                <text:p>0.13577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91851">
                <text:p>0.191851</text:p>
              </table:table-cell>
              <table:table-cell office:value-type="float" office:value="0.111501">
                <text:p>0.111501</text:p>
              </table:table-cell>
              <table:table-cell office:value-type="float" office:value="0.761471">
                <text:p>0.761471</text:p>
              </table:table-cell>
              <table:table-cell office:value-type="float" office:value="0.128629">
                <text:p>0.12862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23827">
                <text:p>0.223827</text:p>
              </table:table-cell>
              <table:table-cell office:value-type="float" office:value="0.270788">
                <text:p>0.270788</text:p>
              </table:table-cell>
              <table:table-cell office:value-type="float" office:value="0.99577">
                <text:p>0.99577</text:p>
              </table:table-cell>
              <table:table-cell office:value-type="float" office:value="0.127639">
                <text:p>0.1276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160287">
                <text:p>-0.160287</text:p>
              </table:table-cell>
              <table:table-cell office:value-type="float" office:value="-0.063185">
                <text:p>-0.063185</text:p>
              </table:table-cell>
              <table:table-cell office:value-type="float" office:value="0.424667">
                <text:p>0.424667</text:p>
              </table:table-cell>
              <table:table-cell office:value-type="float" office:value="0.25856">
                <text:p>0.258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288517">
                <text:p>-0.288517</text:p>
              </table:table-cell>
              <table:table-cell office:value-type="float" office:value="0.031857">
                <text:p>0.031857</text:p>
              </table:table-cell>
              <table:table-cell office:value-type="float" office:value="1.317931">
                <text:p>1.317931</text:p>
              </table:table-cell>
              <table:table-cell office:value-type="float" office:value="0.239235">
                <text:p>0.23923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160287">
                <text:p>-0.160287</text:p>
              </table:table-cell>
              <table:table-cell office:value-type="float" office:value="-0.284332">
                <text:p>-0.284332</text:p>
              </table:table-cell>
              <table:table-cell office:value-type="float" office:value="0.644322">
                <text:p>0.644322</text:p>
              </table:table-cell>
              <table:table-cell office:value-type="float" office:value="0.260372">
                <text:p>0.2603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221147">
                <text:p>-0.221147</text:p>
              </table:table-cell>
              <table:table-cell office:value-type="float" office:value="0.248942">
                <text:p>0.248942</text:p>
              </table:table-cell>
              <table:table-cell office:value-type="float" office:value="0.319296">
                <text:p>0.31929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096172">
                <text:p>-0.096172</text:p>
              </table:table-cell>
              <table:table-cell office:value-type="float" office:value="-0.805607">
                <text:p>-0.805607</text:p>
              </table:table-cell>
              <table:table-cell office:value-type="float" office:value="0.644322">
                <text:p>0.644322</text:p>
              </table:table-cell>
              <table:table-cell office:value-type="float" office:value="0.306931">
                <text:p>0.3069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157962">
                <text:p>-0.157962</text:p>
              </table:table-cell>
              <table:table-cell office:value-type="float" office:value="0.87862">
                <text:p>0.87862</text:p>
              </table:table-cell>
              <table:table-cell office:value-type="float" office:value="0.276121">
                <text:p>0.27612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9938">
                <text:p>0.079938</text:p>
              </table:table-cell>
              <table:table-cell office:value-type="float" office:value="0.461932">
                <text:p>0.461932</text:p>
              </table:table-cell>
              <table:table-cell office:value-type="float" office:value="1.537586">
                <text:p>1.537586</text:p>
              </table:table-cell>
              <table:table-cell office:value-type="float" office:value="0.229194">
                <text:p>0.22919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112201">
                <text:p>-0.112201</text:p>
              </table:table-cell>
              <table:table-cell office:value-type="float" office:value="0.063715">
                <text:p>0.063715</text:p>
              </table:table-cell>
              <table:table-cell office:value-type="float" office:value="0.805402">
                <text:p>0.805402</text:p>
              </table:table-cell>
              <table:table-cell office:value-type="float" office:value="0.317275">
                <text:p>0.3172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49689">
                <text:p>-0.49689</text:p>
              </table:table-cell>
              <table:table-cell office:value-type="float" office:value="-0.110574">
                <text:p>-0.110574</text:p>
              </table:table-cell>
              <table:table-cell office:value-type="float" office:value="1.068988">
                <text:p>1.068988</text:p>
              </table:table-cell>
              <table:table-cell office:value-type="float" office:value="0.308593">
                <text:p>0.30859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9938">
                <text:p>0.079938</text:p>
              </table:table-cell>
              <table:table-cell office:value-type="float" office:value="0.509719">
                <text:p>0.509719</text:p>
              </table:table-cell>
              <table:table-cell office:value-type="float" office:value="0.673609">
                <text:p>0.673609</text:p>
              </table:table-cell>
              <table:table-cell office:value-type="float" office:value="0.285527">
                <text:p>0.2855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160287">
                <text:p>-0.160287</text:p>
              </table:table-cell>
              <table:table-cell office:value-type="float" office:value="0.302645">
                <text:p>0.302645</text:p>
              </table:table-cell>
              <table:table-cell office:value-type="float" office:value="0.673609">
                <text:p>0.673609</text:p>
              </table:table-cell>
              <table:table-cell office:value-type="float" office:value="0.223655">
                <text:p>0.22365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979365">
                <text:p>-0.979365</text:p>
              </table:table-cell>
              <table:table-cell office:value-type="float" office:value="0.131793">
                <text:p>0.131793</text:p>
              </table:table-cell>
              <table:table-cell office:value-type="float" office:value="0.30605">
                <text:p>0.306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9938">
                <text:p>0.079938</text:p>
              </table:table-cell>
              <table:table-cell office:value-type="float" office:value="-0.426498">
                <text:p>-0.426498</text:p>
              </table:table-cell>
              <table:table-cell office:value-type="float" office:value="0.424667">
                <text:p>0.424667</text:p>
              </table:table-cell>
              <table:table-cell office:value-type="float" office:value="0.239846">
                <text:p>0.2398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6395">
                <text:p>0.06395</text:p>
              </table:table-cell>
              <table:table-cell office:value-type="float" office:value="0.015929">
                <text:p>0.015929</text:p>
              </table:table-cell>
              <table:table-cell office:value-type="float" office:value="0.746827">
                <text:p>0.746827</text:p>
              </table:table-cell>
              <table:table-cell office:value-type="float" office:value="0.275205">
                <text:p>0.2752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95926">
                <text:p>0.095926</text:p>
              </table:table-cell>
              <table:table-cell office:value-type="float" office:value="-0.363313">
                <text:p>-0.363313</text:p>
              </table:table-cell>
              <table:table-cell office:value-type="float" office:value="0.673609">
                <text:p>0.673609</text:p>
              </table:table-cell>
              <table:table-cell office:value-type="float" office:value="0.220987">
                <text:p>0.22098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442294">
                <text:p>-0.442294</text:p>
              </table:table-cell>
              <table:table-cell office:value-type="float" office:value="0.585747">
                <text:p>0.585747</text:p>
              </table:table-cell>
              <table:table-cell office:value-type="float" office:value="0.215198">
                <text:p>0.21519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240431">
                <text:p>-0.240431</text:p>
              </table:table-cell>
              <table:table-cell office:value-type="float" office:value="-0.426498">
                <text:p>-0.426498</text:p>
              </table:table-cell>
              <table:table-cell office:value-type="float" office:value="1.903678">
                <text:p>1.903678</text:p>
              </table:table-cell>
              <table:table-cell office:value-type="float" office:value="0.271178">
                <text:p>0.27117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95616">
                <text:p>0.495616</text:p>
              </table:table-cell>
              <table:table-cell office:value-type="float" office:value="0.541576">
                <text:p>0.541576</text:p>
              </table:table-cell>
              <table:table-cell office:value-type="float" office:value="1.625448">
                <text:p>1.625448</text:p>
              </table:table-cell>
              <table:table-cell office:value-type="float" office:value="0.167137">
                <text:p>0.16713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9938">
                <text:p>0.079938</text:p>
              </table:table-cell>
              <table:table-cell office:value-type="float" office:value="-0.331721">
                <text:p>-0.331721</text:p>
              </table:table-cell>
              <table:table-cell office:value-type="float" office:value="0.951839">
                <text:p>0.951839</text:p>
              </table:table-cell>
              <table:table-cell office:value-type="float" office:value="0.284295">
                <text:p>0.28429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6395">
                <text:p>0.06395</text:p>
              </table:table-cell>
              <table:table-cell office:value-type="float" office:value="-0.157962">
                <text:p>-0.157962</text:p>
              </table:table-cell>
              <table:table-cell office:value-type="float" office:value="0.629678">
                <text:p>0.629678</text:p>
              </table:table-cell>
              <table:table-cell office:value-type="float" office:value="0.259774">
                <text:p>0.2597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59876">
                <text:p>0.159876</text:p>
              </table:table-cell>
              <table:table-cell office:value-type="float" office:value="-0.189555">
                <text:p>-0.189555</text:p>
              </table:table-cell>
              <table:table-cell office:value-type="float" office:value="0.234299">
                <text:p>0.234299</text:p>
              </table:table-cell>
              <table:table-cell office:value-type="float" office:value="0.259512">
                <text:p>0.2595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55802">
                <text:p>0.255802</text:p>
              </table:table-cell>
              <table:table-cell office:value-type="float" office:value="-0.221147">
                <text:p>-0.221147</text:p>
              </table:table-cell>
              <table:table-cell office:value-type="float" office:value="2.020827">
                <text:p>2.020827</text:p>
              </table:table-cell>
              <table:table-cell office:value-type="float" office:value="0.34451">
                <text:p>0.3445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127901">
                <text:p>0.127901</text:p>
              </table:table-cell>
              <table:table-cell office:value-type="float" office:value="-0.205351">
                <text:p>-0.205351</text:p>
              </table:table-cell>
              <table:table-cell office:value-type="float" office:value="1.098276">
                <text:p>1.098276</text:p>
              </table:table-cell>
              <table:table-cell office:value-type="float" office:value="0.448817">
                <text:p>0.44881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142166">
                <text:p>-0.142166</text:p>
              </table:table-cell>
              <table:table-cell office:value-type="float" office:value="0.512529">
                <text:p>0.512529</text:p>
              </table:table-cell>
              <table:table-cell office:value-type="float" office:value="0.373854">
                <text:p>0.37385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543579">
                <text:p>0.543579</text:p>
              </table:table-cell>
              <table:table-cell office:value-type="float" office:value="0.095572">
                <text:p>0.095572</text:p>
              </table:table-cell>
              <table:table-cell office:value-type="float" office:value="1.104249">
                <text:p>1.104249</text:p>
              </table:table-cell>
              <table:table-cell office:value-type="float" office:value="0.274669">
                <text:p>0.27466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79938">
                <text:p>0.079938</text:p>
              </table:table-cell>
              <table:table-cell office:value-type="float" office:value="-0.695033">
                <text:p>-0.695033</text:p>
              </table:table-cell>
              <table:table-cell office:value-type="float" office:value="0.395379">
                <text:p>0.395379</text:p>
              </table:table-cell>
              <table:table-cell office:value-type="float" office:value="0.594129">
                <text:p>0.59412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817465">
                <text:p>-0.817465</text:p>
              </table:table-cell>
              <table:table-cell office:value-type="float" office:value="-0.647645">
                <text:p>-0.647645</text:p>
              </table:table-cell>
              <table:table-cell office:value-type="float" office:value="0.922551">
                <text:p>0.922551</text:p>
              </table:table-cell>
              <table:table-cell office:value-type="float" office:value="0.38253">
                <text:p>0.3825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528948">
                <text:p>-0.528948</text:p>
              </table:table-cell>
              <table:table-cell office:value-type="float" office:value="0.015929">
                <text:p>0.015929</text:p>
              </table:table-cell>
              <table:table-cell office:value-type="float" office:value="1.727954">
                <text:p>1.727954</text:p>
              </table:table-cell>
              <table:table-cell office:value-type="float" office:value="0.413294">
                <text:p>0.41329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480862">
                <text:p>-0.480862</text:p>
              </table:table-cell>
              <table:table-cell office:value-type="float" office:value="0">
                <text:p>0</text:p>
              </table:table-cell>
              <table:table-cell office:value-type="float" office:value="0.016004">
                <text:p>0.016004</text:p>
              </table:table-cell>
              <table:table-cell office:value-type="float" office:value="0.349453">
                <text:p>0.34945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016029">
                <text:p>-0.016029</text:p>
              </table:table-cell>
              <table:table-cell office:value-type="float" office:value="0.223002">
                <text:p>0.223002</text:p>
              </table:table-cell>
              <table:table-cell office:value-type="float" office:value="1.815816">
                <text:p>1.815816</text:p>
              </table:table-cell>
              <table:table-cell office:value-type="float" office:value="0.440953">
                <text:p>0.44095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911294">
                <text:p>0.911294</text:p>
              </table:table-cell>
              <table:table-cell office:value-type="float" office:value="0.557505">
                <text:p>0.557505</text:p>
              </table:table-cell>
              <table:table-cell office:value-type="float" office:value="0.951839">
                <text:p>0.951839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240431">
                <text:p>-0.240431</text:p>
              </table:table-cell>
              <table:table-cell office:value-type="float" office:value="-0.300128">
                <text:p>-0.300128</text:p>
              </table:table-cell>
              <table:table-cell office:value-type="float" office:value="0.87862">
                <text:p>0.87862</text:p>
              </table:table-cell>
              <table:table-cell office:value-type="float" office:value="0.399472">
                <text:p>0.39947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913637">
                <text:p>-0.913637</text:p>
              </table:table-cell>
              <table:table-cell office:value-type="float" office:value="1.22651">
                <text:p>1.22651</text:p>
              </table:table-cell>
              <table:table-cell office:value-type="float" office:value="1.479011">
                <text:p>1.479011</text:p>
              </table:table-cell>
              <table:table-cell office:value-type="float" office:value="0.299826">
                <text:p>0.29982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703455">
                <text:p>0.703455</text:p>
              </table:table-cell>
              <table:table-cell office:value-type="float" office:value="-1.089939">
                <text:p>-1.089939</text:p>
              </table:table-cell>
              <table:table-cell office:value-type="float" office:value="0.820046">
                <text:p>0.820046</text:p>
              </table:table-cell>
              <table:table-cell office:value-type="float" office:value="0.50438">
                <text:p>0.5043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336603">
                <text:p>-0.336603</text:p>
              </table:table-cell>
              <table:table-cell office:value-type="float" office:value="-0.157962">
                <text:p>-0.157962</text:p>
              </table:table-cell>
              <table:table-cell office:value-type="float" office:value="0.863977">
                <text:p>0.863977</text:p>
              </table:table-cell>
              <table:table-cell office:value-type="float" office:value="0.248459">
                <text:p>0.24845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87777">
                <text:p>0.287777</text:p>
              </table:table-cell>
              <table:table-cell office:value-type="float" office:value="0.892007">
                <text:p>0.892007</text:p>
              </table:table-cell>
              <table:table-cell office:value-type="float" office:value="1.215425">
                <text:p>1.215425</text:p>
              </table:table-cell>
              <table:table-cell office:value-type="float" office:value="0.543543">
                <text:p>0.54354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945695">
                <text:p>-0.945695</text:p>
              </table:table-cell>
              <table:table-cell office:value-type="float" office:value="0.302645">
                <text:p>0.302645</text:p>
              </table:table-cell>
              <table:table-cell office:value-type="float" office:value="0.87862">
                <text:p>0.87862</text:p>
              </table:table-cell>
              <table:table-cell office:value-type="float" office:value="0.281574">
                <text:p>0.28157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39814">
                <text:p>0.239814</text:p>
              </table:table-cell>
              <table:table-cell office:value-type="float" office:value="-0.58446">
                <text:p>-0.58446</text:p>
              </table:table-cell>
              <table:table-cell office:value-type="float" office:value="1.391149">
                <text:p>1.391149</text:p>
              </table:table-cell>
              <table:table-cell office:value-type="float" office:value="0.363417">
                <text:p>0.36341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112201">
                <text:p>-0.112201</text:p>
              </table:table-cell>
              <table:table-cell office:value-type="float" office:value="-0.45809">
                <text:p>-0.45809</text:p>
              </table:table-cell>
              <table:table-cell office:value-type="float" office:value="0.71754">
                <text:p>0.71754</text:p>
              </table:table-cell>
              <table:table-cell office:value-type="float" office:value="0.286661">
                <text:p>0.28666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49689">
                <text:p>-0.49689</text:p>
              </table:table-cell>
              <table:table-cell office:value-type="float" office:value="0.398218">
                <text:p>0.398218</text:p>
              </table:table-cell>
              <table:table-cell office:value-type="float" office:value="1.259356">
                <text:p>1.259356</text:p>
              </table:table-cell>
              <table:table-cell office:value-type="float" office:value="0.483289">
                <text:p>0.48328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593063">
                <text:p>-0.593063</text:p>
              </table:table-cell>
              <table:table-cell office:value-type="float" office:value="-0.157962">
                <text:p>-0.157962</text:p>
              </table:table-cell>
              <table:table-cell office:value-type="float" office:value="0.673609">
                <text:p>0.673609</text:p>
              </table:table-cell>
              <table:table-cell office:value-type="float" office:value="0.268803">
                <text:p>0.26880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111913">
                <text:p>0.111913</text:p>
              </table:table-cell>
              <table:table-cell office:value-type="float" office:value="0.605291">
                <text:p>0.605291</text:p>
              </table:table-cell>
              <table:table-cell office:value-type="float" office:value="1.508298">
                <text:p>1.508298</text:p>
              </table:table-cell>
              <table:table-cell office:value-type="float" office:value="0.450203">
                <text:p>0.45020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641149">
                <text:p>-0.641149</text:p>
              </table:table-cell>
              <table:table-cell office:value-type="float" office:value="-0.110574">
                <text:p>-0.110574</text:p>
              </table:table-cell>
              <table:table-cell office:value-type="float" office:value="0.629678">
                <text:p>0.629678</text:p>
              </table:table-cell>
              <table:table-cell office:value-type="float" office:value="0.433646">
                <text:p>0.43364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27901">
                <text:p>0.127901</text:p>
              </table:table-cell>
              <table:table-cell office:value-type="float" office:value="0.876079">
                <text:p>0.876079</text:p>
              </table:table-cell>
              <table:table-cell office:value-type="float" office:value="0.512115">
                <text:p>0.512115</text:p>
              </table:table-cell>
              <table:table-cell office:value-type="float" office:value="0.764137">
                <text:p>0.76413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79938">
                <text:p>0.79938</text:p>
              </table:table-cell>
              <table:table-cell office:value-type="float" office:value="0.286717">
                <text:p>0.286717</text:p>
              </table:table-cell>
              <table:table-cell office:value-type="float" office:value="1.112919">
                <text:p>1.112919</text:p>
              </table:table-cell>
              <table:table-cell office:value-type="float" office:value="0.640092">
                <text:p>0.64009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192345">
                <text:p>-0.192345</text:p>
              </table:table-cell>
              <table:table-cell office:value-type="float" office:value="-1.342678">
                <text:p>-1.342678</text:p>
              </table:table-cell>
              <table:table-cell office:value-type="float" office:value="1.449724">
                <text:p>1.449724</text:p>
              </table:table-cell>
              <table:table-cell office:value-type="float" office:value="0.571484">
                <text:p>0.5714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112201">
                <text:p>-0.112201</text:p>
              </table:table-cell>
              <table:table-cell office:value-type="float" office:value="-1.705991">
                <text:p>-1.705991</text:p>
              </table:table-cell>
              <table:table-cell office:value-type="float" office:value="1.640091">
                <text:p>1.640091</text:p>
              </table:table-cell>
              <table:table-cell office:value-type="float" office:value="0.758489">
                <text:p>0.75848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007219">
                <text:p>1.007219</text:p>
              </table:table-cell>
              <table:table-cell office:value-type="float" office:value="0.748649">
                <text:p>0.748649</text:p>
              </table:table-cell>
              <table:table-cell office:value-type="float" office:value="0.248942">
                <text:p>0.248942</text:p>
              </table:table-cell>
              <table:table-cell office:value-type="float" office:value="0.677884">
                <text:p>0.6778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1.811246">
                <text:p>-1.811246</text:p>
              </table:table-cell>
              <table:table-cell office:value-type="float" office:value="1.576942">
                <text:p>1.576942</text:p>
              </table:table-cell>
              <table:table-cell office:value-type="float" office:value="1.566873">
                <text:p>1.566873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438885">
                <text:p>1.438885</text:p>
              </table:table-cell>
              <table:table-cell office:value-type="float" office:value="-0.031592">
                <text:p>-0.031592</text:p>
              </table:table-cell>
              <table:table-cell office:value-type="float" office:value="1.757241">
                <text:p>1.757241</text:p>
              </table:table-cell>
              <table:table-cell office:value-type="float" office:value="0.532978">
                <text:p>0.53297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897609">
                <text:p>-0.897609</text:p>
              </table:table-cell>
              <table:table-cell office:value-type="float" office:value="-0.078981">
                <text:p>-0.078981</text:p>
              </table:table-cell>
              <table:table-cell office:value-type="float" office:value="0.27823">
                <text:p>0.27823</text:p>
              </table:table-cell>
              <table:table-cell office:value-type="float" office:value="0.667964">
                <text:p>0.66796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575554">
                <text:p>0.575554</text:p>
              </table:table-cell>
              <table:table-cell office:value-type="float" office:value="0.191144">
                <text:p>0.191144</text:p>
              </table:table-cell>
              <table:table-cell office:value-type="float" office:value="1.508298">
                <text:p>1.508298</text:p>
              </table:table-cell>
              <table:table-cell office:value-type="float" office:value="0.484674">
                <text:p>0.4846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639504">
                <text:p>0.639504</text:p>
              </table:table-cell>
              <table:table-cell office:value-type="float" office:value="-1.974527">
                <text:p>-1.974527</text:p>
              </table:table-cell>
              <table:table-cell office:value-type="float" office:value="0.629678">
                <text:p>0.629678</text:p>
              </table:table-cell>
              <table:table-cell office:value-type="float" office:value="0.588027">
                <text:p>0.58802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208373">
                <text:p>-0.208373</text:p>
              </table:table-cell>
              <table:table-cell office:value-type="float" office:value="1.927373">
                <text:p>1.927373</text:p>
              </table:table-cell>
              <table:table-cell office:value-type="float" office:value="1.87439">
                <text:p>1.87439</text:p>
              </table:table-cell>
              <table:table-cell office:value-type="float" office:value="0.780141">
                <text:p>0.78014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15678">
                <text:p>0.415678</text:p>
              </table:table-cell>
              <table:table-cell office:value-type="float" office:value="-1.405863">
                <text:p>-1.405863</text:p>
              </table:table-cell>
              <table:table-cell office:value-type="float" office:value="1.347218">
                <text:p>1.347218</text:p>
              </table:table-cell>
              <table:table-cell office:value-type="float" office:value="0.567958">
                <text:p>0.56795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331721">
                <text:p>-0.331721</text:p>
              </table:table-cell>
              <table:table-cell office:value-type="float" office:value="1.610804">
                <text:p>1.610804</text:p>
              </table:table-cell>
              <table:table-cell office:value-type="float" office:value="0.795528">
                <text:p>0.7955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641149">
                <text:p>-0.641149</text:p>
              </table:table-cell>
              <table:table-cell office:value-type="float" office:value="-0.047389">
                <text:p>-0.047389</text:p>
              </table:table-cell>
              <table:table-cell office:value-type="float" office:value="0.073218">
                <text:p>0.073218</text:p>
              </table:table-cell>
              <table:table-cell office:value-type="float" office:value="0.567156">
                <text:p>0.56715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863331">
                <text:p>0.863331</text:p>
              </table:table-cell>
              <table:table-cell office:value-type="float" office:value="-0.631849">
                <text:p>-0.631849</text:p>
              </table:table-cell>
              <table:table-cell office:value-type="float" office:value="3.675562">
                <text:p>3.675562</text:p>
              </table:table-cell>
              <table:table-cell office:value-type="float" office:value="0.695768">
                <text:p>0.6957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575554">
                <text:p>0.575554</text:p>
              </table:table-cell>
              <table:table-cell office:value-type="float" office:value="-1.690195">
                <text:p>-1.690195</text:p>
              </table:table-cell>
              <table:table-cell office:value-type="float" office:value="0.483241">
                <text:p>0.483241</text:p>
              </table:table-cell>
              <table:table-cell office:value-type="float" office:value="0.586276">
                <text:p>0.58627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039195">
                <text:p>1.039195</text:p>
              </table:table-cell>
              <table:table-cell office:value-type="float" office:value="-0.442294">
                <text:p>-0.442294</text:p>
              </table:table-cell>
              <table:table-cell office:value-type="float" office:value="1.581517">
                <text:p>1.581517</text:p>
              </table:table-cell>
              <table:table-cell office:value-type="float" office:value="0.534573">
                <text:p>0.53457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55802">
                <text:p>0.255802</text:p>
              </table:table-cell>
              <table:table-cell office:value-type="float" office:value="-0.015796">
                <text:p>-0.015796</text:p>
              </table:table-cell>
              <table:table-cell office:value-type="float" office:value="0.761471">
                <text:p>0.761471</text:p>
              </table:table-cell>
              <table:table-cell office:value-type="float" office:value="0.599636">
                <text:p>0.59963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304546">
                <text:p>-0.304546</text:p>
              </table:table-cell>
              <table:table-cell office:value-type="float" office:value="1.194653">
                <text:p>1.194653</text:p>
              </table:table-cell>
              <table:table-cell office:value-type="float" office:value="0.395379">
                <text:p>0.395379</text:p>
              </table:table-cell>
              <table:table-cell office:value-type="float" office:value="0.571119">
                <text:p>0.57111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607529">
                <text:p>0.607529</text:p>
              </table:table-cell>
              <table:table-cell office:value-type="float" office:value="0.98758">
                <text:p>0.98758</text:p>
              </table:table-cell>
              <table:table-cell office:value-type="float" office:value="0.272061">
                <text:p>0.272061</text:p>
              </table:table-cell>
              <table:table-cell office:value-type="float" office:value="0.580022">
                <text:p>0.58002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234212">
                <text:p>-1.234212</text:p>
              </table:table-cell>
              <table:table-cell office:value-type="float" office:value="1.59287">
                <text:p>1.59287</text:p>
              </table:table-cell>
              <table:table-cell office:value-type="float" office:value="0.395379">
                <text:p>0.395379</text:p>
              </table:table-cell>
              <table:table-cell office:value-type="float" office:value="1.078645">
                <text:p>1.07864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767405">
                <text:p>0.767405</text:p>
              </table:table-cell>
              <table:table-cell office:value-type="float" office:value="-0.45809">
                <text:p>-0.45809</text:p>
              </table:table-cell>
              <table:table-cell office:value-type="float" office:value="0.080018">
                <text:p>0.080018</text:p>
              </table:table-cell>
              <table:table-cell office:value-type="float" office:value="0.654413">
                <text:p>0.65441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144259">
                <text:p>-0.144259</text:p>
              </table:table-cell>
              <table:table-cell office:value-type="float" office:value="2.357448">
                <text:p>2.357448</text:p>
              </table:table-cell>
              <table:table-cell office:value-type="float" office:value="2.299057">
                <text:p>2.299057</text:p>
              </table:table-cell>
              <table:table-cell office:value-type="float" office:value="0.872547">
                <text:p>0.87254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25646">
                <text:p>-0.25646</text:p>
              </table:table-cell>
              <table:table-cell office:value-type="float" office:value="-1.484844">
                <text:p>-1.484844</text:p>
              </table:table-cell>
              <table:table-cell office:value-type="float" office:value="0.600391">
                <text:p>0.600391</text:p>
              </table:table-cell>
              <table:table-cell office:value-type="float" office:value="0.83988">
                <text:p>0.8398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272488">
                <text:p>-0.272488</text:p>
              </table:table-cell>
              <table:table-cell office:value-type="float" office:value="0.573433">
                <text:p>0.573433</text:p>
              </table:table-cell>
              <table:table-cell office:value-type="float" office:value="1.010414">
                <text:p>1.010414</text:p>
              </table:table-cell>
              <table:table-cell office:value-type="float" office:value="0.649013">
                <text:p>0.64901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400718">
                <text:p>-0.400718</text:p>
              </table:table-cell>
              <table:table-cell office:value-type="float" office:value="1.067223">
                <text:p>1.067223</text:p>
              </table:table-cell>
              <table:table-cell office:value-type="float" office:value="0.483241">
                <text:p>0.483241</text:p>
              </table:table-cell>
              <table:table-cell office:value-type="float" office:value="0.524716">
                <text:p>0.52471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95926">
                <text:p>0.095926</text:p>
              </table:table-cell>
              <table:table-cell office:value-type="float" office:value="1.449512">
                <text:p>1.449512</text:p>
              </table:table-cell>
              <table:table-cell office:value-type="float" office:value="1.054345">
                <text:p>1.054345</text:p>
              </table:table-cell>
              <table:table-cell office:value-type="float" office:value="0.711932">
                <text:p>0.71193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223827">
                <text:p>0.223827</text:p>
              </table:table-cell>
              <table:table-cell office:value-type="float" office:value="0.238931">
                <text:p>0.238931</text:p>
              </table:table-cell>
              <table:table-cell office:value-type="float" office:value="0.336805">
                <text:p>0.336805</text:p>
              </table:table-cell>
              <table:table-cell office:value-type="float" office:value="0.697343">
                <text:p>0.6973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843303">
                <text:p>-1.843303</text:p>
              </table:table-cell>
              <table:table-cell office:value-type="float" office:value="3.281313">
                <text:p>3.281313</text:p>
              </table:table-cell>
              <table:table-cell office:value-type="float" office:value="2.474781">
                <text:p>2.474781</text:p>
              </table:table-cell>
              <table:table-cell office:value-type="float" office:value="0.989254">
                <text:p>0.98925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400718">
                <text:p>-0.400718</text:p>
              </table:table-cell>
              <table:table-cell office:value-type="float" office:value="-0.505479">
                <text:p>-0.505479</text:p>
              </table:table-cell>
              <table:table-cell office:value-type="float" office:value="2.342988">
                <text:p>2.342988</text:p>
              </table:table-cell>
              <table:table-cell office:value-type="float" office:value="0.847602">
                <text:p>0.84760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170097">
                <text:p>-1.170097</text:p>
              </table:table-cell>
              <table:table-cell office:value-type="float" office:value="-0.489683">
                <text:p>-0.489683</text:p>
              </table:table-cell>
              <table:table-cell office:value-type="float" office:value="1.040234">
                <text:p>1.040234</text:p>
              </table:table-cell>
              <table:table-cell office:value-type="float" office:value="0.699736">
                <text:p>0.69973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891389">
                <text:p>-1.891389</text:p>
              </table:table-cell>
              <table:table-cell office:value-type="float" office:value="2.373377">
                <text:p>2.373377</text:p>
              </table:table-cell>
              <table:table-cell office:value-type="float" office:value="1.648371">
                <text:p>1.648371</text:p>
              </table:table-cell>
              <table:table-cell office:value-type="float" office:value="0.55404">
                <text:p>0.5540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47086">
                <text:p>1.47086</text:p>
              </table:table-cell>
              <table:table-cell office:value-type="float" office:value="-2.006119">
                <text:p>-2.006119</text:p>
              </table:table-cell>
              <table:table-cell office:value-type="float" office:value="0.112025">
                <text:p>0.112025</text:p>
              </table:table-cell>
              <table:table-cell office:value-type="float" office:value="0.982582">
                <text:p>0.98258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167096">
                <text:p>1.167096</text:p>
              </table:table-cell>
              <table:table-cell office:value-type="float" office:value="-1.911342">
                <text:p>-1.911342</text:p>
              </table:table-cell>
              <table:table-cell office:value-type="float" office:value="0.62414">
                <text:p>0.62414</text:p>
              </table:table-cell>
              <table:table-cell office:value-type="float" office:value="0.854318">
                <text:p>0.85431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112201">
                <text:p>-0.112201</text:p>
              </table:table-cell>
              <table:table-cell office:value-type="float" office:value="1.736229">
                <text:p>1.736229</text:p>
              </table:table-cell>
              <table:table-cell office:value-type="float" office:value="1.87439">
                <text:p>1.87439</text:p>
              </table:table-cell>
              <table:table-cell office:value-type="float" office:value="0.603924">
                <text:p>0.60392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783393">
                <text:p>0.783393</text:p>
              </table:table-cell>
              <table:table-cell office:value-type="float" office:value="-0.031592">
                <text:p>-0.031592</text:p>
              </table:table-cell>
              <table:table-cell office:value-type="float" office:value="3.045884">
                <text:p>3.045884</text:p>
              </table:table-cell>
              <table:table-cell office:value-type="float" office:value="0.714271">
                <text:p>0.71427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528948">
                <text:p>-0.528948</text:p>
              </table:table-cell>
              <table:table-cell office:value-type="float" office:value="1.242439">
                <text:p>1.242439</text:p>
              </table:table-cell>
              <table:table-cell office:value-type="float" office:value="1.391149">
                <text:p>1.391149</text:p>
              </table:table-cell>
              <table:table-cell office:value-type="float" office:value="0.652985">
                <text:p>0.65298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687467">
                <text:p>0.687467</text:p>
              </table:table-cell>
              <table:table-cell office:value-type="float" office:value="0.270788">
                <text:p>0.270788</text:p>
              </table:table-cell>
              <table:table-cell office:value-type="float" office:value="1.625448">
                <text:p>1.625448</text:p>
              </table:table-cell>
              <table:table-cell office:value-type="float" office:value="0.66742">
                <text:p>0.6674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2.564596">
                <text:p>-2.564596</text:p>
              </table:table-cell>
              <table:table-cell office:value-type="float" office:value="0.095572">
                <text:p>0.095572</text:p>
              </table:table-cell>
              <table:table-cell office:value-type="float" office:value="1.744393">
                <text:p>1.744393</text:p>
              </table:table-cell>
              <table:table-cell office:value-type="float" office:value="0.671464">
                <text:p>0.67146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319752">
                <text:p>0.319752</text:p>
              </table:table-cell>
              <table:table-cell office:value-type="float" office:value="0.509719">
                <text:p>0.509719</text:p>
              </table:table-cell>
              <table:table-cell office:value-type="float" office:value="0.629678">
                <text:p>0.629678</text:p>
              </table:table-cell>
              <table:table-cell office:value-type="float" office:value="0.587614">
                <text:p>0.5876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783393">
                <text:p>0.783393</text:p>
              </table:table-cell>
              <table:table-cell office:value-type="float" office:value="-0.284332">
                <text:p>-0.284332</text:p>
              </table:table-cell>
              <table:table-cell office:value-type="float" office:value="1.232277">
                <text:p>1.232277</text:p>
              </table:table-cell>
              <table:table-cell office:value-type="float" office:value="0.629408">
                <text:p>0.62940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544977">
                <text:p>-0.544977</text:p>
              </table:table-cell>
              <table:table-cell office:value-type="float" office:value="0.892007">
                <text:p>0.892007</text:p>
              </table:table-cell>
              <table:table-cell office:value-type="float" office:value="0.336076">
                <text:p>0.336076</text:p>
              </table:table-cell>
              <table:table-cell office:value-type="float" office:value="0.749056">
                <text:p>0.7490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737321">
                <text:p>-0.737321</text:p>
              </table:table-cell>
              <table:table-cell office:value-type="float" office:value="0.095572">
                <text:p>0.095572</text:p>
              </table:table-cell>
              <table:table-cell office:value-type="float" office:value="1.184266">
                <text:p>1.184266</text:p>
              </table:table-cell>
              <table:table-cell office:value-type="float" office:value="0.982248">
                <text:p>0.98224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865551">
                <text:p>-0.865551</text:p>
              </table:table-cell>
              <table:table-cell office:value-type="float" office:value="0.939794">
                <text:p>0.939794</text:p>
              </table:table-cell>
              <table:table-cell office:value-type="float" office:value="0.600391">
                <text:p>0.600391</text:p>
              </table:table-cell>
              <table:table-cell office:value-type="float" office:value="0.587994">
                <text:p>0.587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614749">
                <text:p>1.614749</text:p>
              </table:table-cell>
              <table:table-cell office:value-type="float" office:value="-0.995161">
                <text:p>-0.995161</text:p>
              </table:table-cell>
              <table:table-cell office:value-type="float" office:value="1.522942">
                <text:p>1.522942</text:p>
              </table:table-cell>
              <table:table-cell office:value-type="float" office:value="0.537395">
                <text:p>0.53739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288517">
                <text:p>-0.288517</text:p>
              </table:table-cell>
              <table:table-cell office:value-type="float" office:value="0.191144">
                <text:p>0.191144</text:p>
              </table:table-cell>
              <table:table-cell office:value-type="float" office:value="1.391149">
                <text:p>1.391149</text:p>
              </table:table-cell>
              <table:table-cell office:value-type="float" office:value="0.563156">
                <text:p>0.5631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767405">
                <text:p>0.767405</text:p>
              </table:table-cell>
              <table:table-cell office:value-type="float" office:value="1.863658">
                <text:p>1.863658</text:p>
              </table:table-cell>
              <table:table-cell office:value-type="float" office:value="2.269769">
                <text:p>2.269769</text:p>
              </table:table-cell>
              <table:table-cell office:value-type="float" office:value="0.885142">
                <text:p>0.88514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76316">
                <text:p>-1.76316</text:p>
              </table:table-cell>
              <table:table-cell office:value-type="float" office:value="1.704371">
                <text:p>1.704371</text:p>
              </table:table-cell>
              <table:table-cell office:value-type="float" office:value="3.089815">
                <text:p>3.089815</text:p>
              </table:table-cell>
              <table:table-cell office:value-type="float" office:value="0.661701">
                <text:p>0.66170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057896">
                <text:p>-1.057896</text:p>
              </table:table-cell>
              <table:table-cell office:value-type="float" office:value="-1.074143">
                <text:p>-1.074143</text:p>
              </table:table-cell>
              <table:table-cell office:value-type="float" office:value="0.746827">
                <text:p>0.746827</text:p>
              </table:table-cell>
              <table:table-cell office:value-type="float" office:value="0.647209">
                <text:p>0.64720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67148">
                <text:p>0.67148</text:p>
              </table:table-cell>
              <table:table-cell office:value-type="float" office:value="-0.236943">
                <text:p>-0.236943</text:p>
              </table:table-cell>
              <table:table-cell office:value-type="float" office:value="0.776115">
                <text:p>0.776115</text:p>
              </table:table-cell>
              <table:table-cell office:value-type="float" office:value="0.915484">
                <text:p>0.915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